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6583in" fo:margin-left="1.2299in" fo:margin-top="0in" fo:margin-bottom="0in" table:align="left" style:writing-mode="lr-tb"/>
    </style:style>
    <style:style style:name="Table1.A" style:family="table-column">
      <style:table-column-properties style:column-width="1.575in"/>
    </style:style>
    <style:style style:name="Table1.B" style:family="table-column">
      <style:table-column-properties style:column-width="1.0826in"/>
    </style:style>
    <style:style style:name="Table1.1" style:family="table-row">
      <style:table-row-properties fo:keep-together="auto"/>
    </style:style>
    <style:style style:name="Table1.A1" style:family="table-cell">
      <style:table-cell-properties fo:padding-left="0.0813in" fo:padding-right="0.075in" fo:padding-top="0in" fo:padding-bottom="0in" fo:border-left="1pt solid #000000" fo:border-right="0.75pt solid #000000" fo:border-top="1pt solid #000000" fo:border-bottom="0.75pt solid #000000"/>
    </style:style>
    <style:style style:name="Table1.B1" style:family="table-cell">
      <style:table-cell-properties fo:padding-left="0.0813in" fo:padding-right="0.075in" fo:padding-top="0in" fo:padding-bottom="0in" fo:border-left="0.75pt solid #000000" fo:border-right="1pt solid #000000" fo:border-top="1pt solid #000000" fo:border-bottom="0.75pt solid #000000"/>
    </style:style>
    <style:style style:name="Table1.A2" style:family="table-cell">
      <style:table-cell-properties fo:padding-left="0.0813in" fo:padding-right="0.075in" fo:padding-top="0in" fo:padding-bottom="0in" fo:border-left="1pt solid #000000" fo:border-right="0.75pt solid #000000" fo:border-top="0.75pt solid #000000" fo:border-bottom="0.75pt solid #000000"/>
    </style:style>
    <style:style style:name="Table1.B2" style:family="table-cell">
      <style:table-cell-properties fo:padding-left="0.0813in" fo:padding-right="0.075in" fo:padding-top="0in" fo:padding-bottom="0in" fo:border-left="0.75pt solid #000000" fo:border-right="1pt solid #000000" fo:border-top="0.75pt solid #000000" fo:border-bottom="0.75pt solid #000000"/>
    </style:style>
    <style:style style:name="Table1.A10" style:family="table-cell">
      <style:table-cell-properties fo:padding-left="0.0813in" fo:padding-right="0.075in" fo:padding-top="0in" fo:padding-bottom="0in" fo:border-left="1pt solid #000000" fo:border-right="0.75pt solid #000000" fo:border-top="0.75pt solid #000000" fo:border-bottom="1pt solid #000000"/>
    </style:style>
    <style:style style:name="Table1.B10" style:family="table-cell">
      <style:table-cell-properties fo:padding-left="0.0813in" fo:padding-right="0.075in" fo:padding-top="0in" fo:padding-bottom="0in" fo:border-left="0.75pt solid #000000" fo:border-right="1pt solid #000000" fo:border-top="0.75pt solid #000000" fo:border-bottom="1pt solid #000000"/>
    </style:style>
    <style:style style:name="Table2" style:family="table">
      <style:table-properties style:width="2.6583in" fo:margin-left="1.2299in" fo:margin-top="0in" fo:margin-bottom="0in" table:align="left" style:writing-mode="lr-tb"/>
    </style:style>
    <style:style style:name="Table2.A" style:family="table-column">
      <style:table-column-properties style:column-width="1.575in"/>
    </style:style>
    <style:style style:name="Table2.B" style:family="table-column">
      <style:table-column-properties style:column-width="1.0826in"/>
    </style:style>
    <style:style style:name="Table2.1" style:family="table-row">
      <style:table-row-properties fo:keep-together="auto"/>
    </style:style>
    <style:style style:name="Table2.A1" style:family="table-cell">
      <style:table-cell-properties fo:padding-left="0.0813in" fo:padding-right="0.075in" fo:padding-top="0in" fo:padding-bottom="0in" fo:border-left="1pt solid #000000" fo:border-right="0.75pt solid #000000" fo:border-top="1pt solid #000000" fo:border-bottom="0.75pt solid #000000"/>
    </style:style>
    <style:style style:name="Table2.B1" style:family="table-cell">
      <style:table-cell-properties fo:padding-left="0.0813in" fo:padding-right="0.075in" fo:padding-top="0in" fo:padding-bottom="0in" fo:border-left="0.75pt solid #000000" fo:border-right="1pt solid #000000" fo:border-top="1pt solid #000000" fo:border-bottom="0.75pt solid #000000"/>
    </style:style>
    <style:style style:name="Table2.A2" style:family="table-cell">
      <style:table-cell-properties fo:padding-left="0.0813in" fo:padding-right="0.075in" fo:padding-top="0in" fo:padding-bottom="0in" fo:border-left="1pt solid #000000" fo:border-right="0.75pt solid #000000" fo:border-top="0.75pt solid #000000" fo:border-bottom="0.75pt solid #000000"/>
    </style:style>
    <style:style style:name="Table2.B2" style:family="table-cell">
      <style:table-cell-properties fo:padding-left="0.0813in" fo:padding-right="0.075in" fo:padding-top="0in" fo:padding-bottom="0in" fo:border-left="0.75pt solid #000000" fo:border-right="1pt solid #000000" fo:border-top="0.75pt solid #000000" fo:border-bottom="0.75pt solid #000000"/>
    </style:style>
    <style:style style:name="Table2.A6" style:family="table-cell">
      <style:table-cell-properties fo:padding-left="0.0813in" fo:padding-right="0.075in" fo:padding-top="0in" fo:padding-bottom="0in" fo:border-left="1pt solid #000000" fo:border-right="0.75pt solid #000000" fo:border-top="0.75pt solid #000000" fo:border-bottom="1pt solid #000000"/>
    </style:style>
    <style:style style:name="Table2.B6" style:family="table-cell">
      <style:table-cell-properties fo:padding-left="0.0813in" fo:padding-right="0.075in" fo:padding-top="0in" fo:padding-bottom="0in" fo:border-left="0.75pt solid #000000" fo:border-right="1pt solid #000000" fo:border-top="0.75pt solid #000000" fo:border-bottom="1pt solid #000000"/>
    </style:style>
    <style:style style:name="Table3" style:family="table">
      <style:table-properties style:width="2.1625in" fo:margin-left="0in" fo:margin-top="0in" fo:margin-bottom="0in" table:align="left" style:writing-mode="lr-tb"/>
    </style:style>
    <style:style style:name="Table3.A" style:family="table-column">
      <style:table-column-properties style:column-width="1.0806in"/>
    </style:style>
    <style:style style:name="Table3.B" style:family="table-column">
      <style:table-column-properties style:column-width="1.0813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2.6583in" fo:margin-left="1.2299in" fo:margin-top="0in" fo:margin-bottom="0in" table:align="left" style:writing-mode="lr-tb"/>
    </style:style>
    <style:style style:name="Table4.A" style:family="table-column">
      <style:table-column-properties style:column-width="1.575in"/>
    </style:style>
    <style:style style:name="Table4.B" style:family="table-column">
      <style:table-column-properties style:column-width="1.0826in"/>
    </style:style>
    <style:style style:name="Table4.1" style:family="table-row">
      <style:table-row-properties fo:keep-together="auto"/>
    </style:style>
    <style:style style:name="Table4.A1" style:family="table-cell">
      <style:table-cell-properties fo:padding-left="0.0813in" fo:padding-right="0.075in" fo:padding-top="0in" fo:padding-bottom="0in" fo:border-left="1pt solid #000000" fo:border-right="0.75pt solid #000000" fo:border-top="1pt solid #000000" fo:border-bottom="0.75pt solid #000000"/>
    </style:style>
    <style:style style:name="Table4.B1" style:family="table-cell">
      <style:table-cell-properties fo:padding-left="0.0813in" fo:padding-right="0.075in" fo:padding-top="0in" fo:padding-bottom="0in" fo:border-left="0.75pt solid #000000" fo:border-right="1pt solid #000000" fo:border-top="1pt solid #000000" fo:border-bottom="0.75pt solid #000000"/>
    </style:style>
    <style:style style:name="Table4.A2" style:family="table-cell">
      <style:table-cell-properties fo:padding-left="0.0813in" fo:padding-right="0.075in" fo:padding-top="0in" fo:padding-bottom="0in" fo:border-left="1pt solid #000000" fo:border-right="0.75pt solid #000000" fo:border-top="0.75pt solid #000000" fo:border-bottom="0.75pt solid #000000"/>
    </style:style>
    <style:style style:name="Table4.B2" style:family="table-cell">
      <style:table-cell-properties fo:padding-left="0.0813in" fo:padding-right="0.075in" fo:padding-top="0in" fo:padding-bottom="0in" fo:border-left="0.75pt solid #000000" fo:border-right="1pt solid #000000" fo:border-top="0.75pt solid #000000" fo:border-bottom="0.75pt solid #000000"/>
    </style:style>
    <style:style style:name="Table4.A9" style:family="table-cell">
      <style:table-cell-properties fo:padding-left="0.0813in" fo:padding-right="0.075in" fo:padding-top="0in" fo:padding-bottom="0in" fo:border-left="1pt solid #000000" fo:border-right="0.75pt solid #000000" fo:border-top="0.75pt solid #000000" fo:border-bottom="1pt solid #000000"/>
    </style:style>
    <style:style style:name="Table4.B9" style:family="table-cell">
      <style:table-cell-properties fo:padding-left="0.0813in" fo:padding-right="0.075in" fo:padding-top="0in" fo:padding-bottom="0in" fo:border-left="0.75pt solid #000000" fo:border-right="1pt solid #000000" fo:border-top="0.75pt solid #000000" fo:border-bottom="1pt solid #000000"/>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4" style:family="paragraph" style:parent-style-name="Standard">
      <style:text-properties fo:font-size="12pt" style:text-underline-style="solid" style:text-underline-width="auto" style:text-underline-color="font-color" style:font-size-asian="12pt" style:font-size-complex="12pt"/>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size-complex="12pt"/>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7"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margin-top="0.1665in" fo:margin-bottom="0.0417in" loext:contextual-spacing="false" fo:line-height="100%"/>
    </style:style>
    <style:style style:name="P11" style:family="paragraph" style:parent-style-name="Standard">
      <style:paragraph-properties fo:margin-top="0.1665in" fo:margin-bottom="0.0417in" loext:contextual-spacing="false" fo:line-height="100%" fo:break-before="page"/>
    </style:style>
    <style:style style:name="P12" style:family="paragraph" style:parent-style-name="Standard" style:master-page-name="Standard">
      <style:paragraph-properties fo:margin-top="0.1665in" fo:margin-bottom="0.0417in" loext:contextual-spacing="false" fo:line-height="100%" style:page-number="43"/>
    </style:style>
    <style:style style:name="P13" style:family="paragraph" style:parent-style-name="Standard">
      <style:paragraph-properties fo:text-align="justify" style:justify-single-word="false" fo:padding="0.0138in" fo:border="0.74pt solid #000000"/>
    </style:style>
    <style:style style:name="P14" style:family="paragraph" style:parent-style-name="Standard">
      <style:paragraph-properties fo:text-align="center" style:justify-single-word="false" fo:padding="0.0138in" fo:border="0.74pt solid #000000"/>
    </style:style>
    <style:style style:name="P15" style:family="paragraph" style:parent-style-name="Standard" style:list-style-name="WWNum6">
      <style:paragraph-properties fo:margin-left="0.1972in" fo:margin-right="0in" fo:text-align="justify" style:justify-single-word="false" fo:text-indent="-0.1972in" style:auto-text-indent="false"/>
    </style:style>
    <style:style style:name="P16" style:family="paragraph" style:parent-style-name="Standard" style:list-style-name="WWNum1">
      <style:paragraph-properties fo:margin-left="0.1972in" fo:margin-right="0in" fo:text-align="justify" style:justify-single-word="false" fo:text-indent="-0.1972in" style:auto-text-indent="false"/>
    </style:style>
    <style:style style:name="P17" style:family="paragraph" style:parent-style-name="Standard">
      <style:paragraph-properties fo:margin-left="0.1972in" fo:margin-right="0in" fo:text-align="justify" style:justify-single-word="false" fo:text-indent="-0.1972in" style:auto-text-indent="false"/>
      <style:text-properties fo:font-size="12pt" style:font-size-asian="12pt" style:font-size-complex="12pt"/>
    </style:style>
    <style:style style:name="P18" style:family="paragraph" style:parent-style-name="Standard">
      <style:paragraph-properties fo:margin-left="0.1972in" fo:margin-right="0in" fo:text-align="justify" style:justify-single-word="false" fo:text-indent="0in" style:auto-text-indent="false"/>
    </style:style>
    <style:style style:name="P19" style:family="paragraph" style:parent-style-name="Standard" style:list-style-name="WWNum3">
      <style:paragraph-properties fo:margin-left="0.1965in" fo:margin-right="0in" fo:text-align="justify" style:justify-single-word="false" fo:text-indent="-0.1965in" style:auto-text-indent="false"/>
    </style:style>
    <style:style style:name="P20" style:family="paragraph" style:parent-style-name="Standard" style:list-style-name="WWNum4">
      <style:paragraph-properties fo:margin-left="0.1965in" fo:margin-right="0in" fo:text-align="justify" style:justify-single-word="false" fo:text-indent="-0.1965in" style:auto-text-indent="false"/>
    </style:style>
    <style:style style:name="P21" style:family="paragraph" style:parent-style-name="Standard" style:list-style-name="WWNum5">
      <style:paragraph-properties fo:margin-left="0.1965in" fo:margin-right="0in" fo:text-align="justify" style:justify-single-word="false" fo:text-indent="-0.1965in" style:auto-text-indent="false"/>
    </style:style>
    <style:style style:name="P22" style:family="paragraph" style:parent-style-name="Standard">
      <style:paragraph-properties fo:margin-left="0.1965in" fo:margin-right="0in" fo:text-align="justify" style:justify-single-word="false" fo:text-indent="-0.1965in" style:auto-text-indent="false"/>
      <style:text-properties fo:font-size="12pt" style:font-size-asian="12pt" style:font-size-complex="12pt"/>
    </style:style>
    <style:style style:name="P23" style:family="paragraph" style:parent-style-name="Standard">
      <style:paragraph-properties fo:text-align="center" style:justify-single-word="false" fo:break-before="page"/>
    </style:style>
    <style:style style:name="P24" style:family="paragraph" style:parent-style-name="Standard">
      <style:paragraph-properties fo:text-align="justify" style:justify-single-word="false" fo:break-before="page"/>
    </style:style>
    <style:style style:name="P25" style:family="paragraph" style:parent-style-name="Standard">
      <style:paragraph-properties fo:margin-left="0.4917in" fo:margin-right="0in" fo:text-align="justify" style:justify-single-word="false" fo:text-indent="0.4917in" style:auto-text-indent="false"/>
    </style:style>
    <style:style style:name="P26" style:family="paragraph" style:parent-style-name="Standard">
      <style:paragraph-properties fo:margin-left="0.9835in" fo:margin-right="3.9374in" fo:text-align="justify" style:justify-single-word="false" fo:text-indent="0.3937in" style:auto-text-indent="false" fo:padding="0.0138in" fo:border="0.74pt solid #000000"/>
    </style:style>
    <style:style style:name="P27" style:family="paragraph" style:parent-style-name="Standard">
      <style:paragraph-properties fo:margin-left="0.9835in" fo:margin-right="1.5752in" fo:text-align="justify" style:justify-single-word="false" fo:text-indent="0.4909in" style:auto-text-indent="false" fo:padding="0.0138in" fo:border="0.74pt solid #000000"/>
    </style:style>
    <style:style style:name="P28" style:family="paragraph" style:parent-style-name="Standard">
      <style:paragraph-properties fo:margin-left="1.5752in" fo:margin-right="3.4453in" fo:text-align="justify" style:justify-single-word="false" fo:text-indent="0in" style:auto-text-indent="false" fo:padding="0.0138in" fo:border="0.74pt solid #000000"/>
    </style:style>
    <style:style style:name="P29" style:family="paragraph" style:parent-style-name="Standard">
      <style:paragraph-properties fo:margin-left="0in" fo:margin-right="3.4453in" fo:text-align="justify" style:justify-single-word="false" fo:text-indent="0in" style:auto-text-indent="false"/>
      <style:text-properties fo:font-size="12pt" style:font-size-asian="12pt" style:font-size-complex="12pt"/>
    </style:style>
    <style:style style:name="P30" style:family="paragraph" style:parent-style-name="Standard">
      <style:paragraph-properties fo:margin-left="0in" fo:margin-right="3.4453in" fo:text-align="justify" style:justify-single-word="false" fo:text-indent="0in" style:auto-text-indent="false"/>
      <style:text-properties fo:font-size="12pt" style:text-underline-style="solid" style:text-underline-width="auto" style:text-underline-color="font-color" style:font-size-asian="12pt" style:font-size-complex="12pt"/>
    </style:style>
    <style:style style:name="P31" style:family="paragraph" style:parent-style-name="Standard">
      <style:paragraph-properties fo:margin-left="0in" fo:margin-right="3.4453in" fo:text-align="justify" style:justify-single-word="false" fo:text-indent="0in" style:auto-text-indent="false"/>
    </style:style>
    <style:style style:name="P32" style:family="paragraph" style:parent-style-name="Standard">
      <style:paragraph-properties fo:margin-left="1.9665in" fo:margin-right="2.5591in" fo:text-align="justify" style:justify-single-word="false" fo:text-indent="0.4917in" style:auto-text-indent="false" fo:padding="0.0138in" fo:border="0.74pt solid #000000"/>
    </style:style>
    <style:style style:name="P33" style:family="paragraph" style:parent-style-name="Standard" style:list-style-name="WWNum7">
      <style:paragraph-properties fo:margin-left="0.5in" fo:margin-right="0in" fo:text-align="justify" style:justify-single-word="false" fo:text-indent="-0.25in" style:auto-text-indent="false"/>
    </style:style>
    <style:style style:name="P34" style:family="paragraph" style:parent-style-name="Standard" style:list-style-name="WWNum8">
      <style:paragraph-properties fo:margin-left="0.5in" fo:margin-right="0in" fo:text-align="justify" style:justify-single-word="false" fo:text-indent="-0.25in" style:auto-text-indent="false"/>
    </style:style>
    <style:style style:name="P35" style:family="paragraph" style:parent-style-name="Standard">
      <style:paragraph-properties fo:margin-left="0.5in" fo:margin-right="0in" fo:text-align="justify" style:justify-single-word="false" fo:text-indent="0in" style:auto-text-indent="false"/>
    </style:style>
    <style:style style:name="P36"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37" style:family="paragraph" style:parent-style-name="Standard" style:list-style-name="WWNum9">
      <style:paragraph-properties fo:margin-left="0.4465in" fo:margin-right="0in" fo:text-align="justify" style:justify-single-word="false" fo:text-indent="-0.25in" style:auto-text-indent="false"/>
    </style:style>
    <style:style style:name="P38" style:family="paragraph" style:parent-style-name="Standard" style:list-style-name="WWNum2">
      <style:paragraph-properties fo:margin-left="0.4465in" fo:margin-right="0in" fo:text-align="justify" style:justify-single-word="false" fo:text-indent="-0.25in" style:auto-text-indent="false"/>
    </style:style>
    <style:style style:name="P39" style:family="paragraph" style:parent-style-name="Standard">
      <style:paragraph-properties fo:margin-left="0.4917in" fo:margin-right="3.839in" fo:text-align="justify" style:justify-single-word="false" fo:text-indent="0.4917in" style:auto-text-indent="false" fo:padding="0.0138in" fo:border="0.74pt solid #000000"/>
    </style:style>
    <style:style style:name="P40" style:family="paragraph" style:parent-style-name="Standard">
      <style:paragraph-properties fo:margin-left="0.4917in" fo:margin-right="2.3626in" fo:text-align="justify" style:justify-single-word="false" fo:text-indent="0.4917in" style:auto-text-indent="false" fo:padding="0.0138in" fo:border="0.74pt solid #000000"/>
    </style:style>
    <style:style style:name="P41" style:family="paragraph" style:parent-style-name="Standard">
      <style:paragraph-properties fo:margin-left="0in" fo:margin-right="0in" fo:text-align="justify" style:justify-single-word="false" fo:text-indent="0.4917in" style:auto-text-indent="false"/>
    </style:style>
    <style:style style:name="P42" style:family="paragraph" style:parent-style-name="Standard">
      <style:paragraph-properties fo:margin-left="0.6898in" fo:margin-right="3.3465in" fo:text-align="justify" style:justify-single-word="false" fo:text-indent="0in" style:auto-text-indent="false" fo:padding="0.0138in" fo:border="0.74pt solid #000000"/>
    </style:style>
    <style:style style:name="P43" style:family="paragraph" style:parent-style-name="Standard">
      <style:paragraph-properties fo:margin-left="0.6898in" fo:margin-right="3.3465in" fo:text-align="justify" style:justify-single-word="false" fo:text-indent="0.2937in" style:auto-text-indent="false" fo:padding="0.0138in" fo:border="0.74pt solid #000000"/>
    </style:style>
    <style:style style:name="P44" style:family="paragraph" style:parent-style-name="Standard">
      <style:paragraph-properties fo:margin-left="0.6898in" fo:margin-right="3.3465in" fo:text-align="justify" style:justify-single-word="false" fo:text-indent="0.2937in" style:auto-text-indent="false"/>
    </style:style>
    <style:style style:name="P45" style:family="paragraph" style:parent-style-name="Standard">
      <style:paragraph-properties fo:margin-left="0.1965in" fo:margin-right="0in" fo:text-align="justify" style:justify-single-word="false" fo:text-indent="0in" style:auto-text-indent="false"/>
      <style:text-properties fo:font-size="12pt" style:font-size-asian="12pt" style:font-size-complex="12pt"/>
    </style:style>
    <style:style style:name="P4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15in" style:type="center"/>
          <style:tab-stop style:position="6.3in" style:type="right"/>
        </style:tab-stops>
      </style:paragraph-properties>
    </style:style>
    <style:style style:name="P4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15in" style:type="center"/>
          <style:tab-stop style:position="6.3in" style:type="right"/>
        </style:tab-stops>
      </style:paragraph-properties>
    </style:style>
    <style:style style:name="T1" style:family="text">
      <style:text-properties style:font-name="Arial" fo:font-size="14pt" style:text-underline-style="solid" style:text-underline-width="auto" style:text-underline-color="font-color" fo:font-weight="bold" style:font-name-asian="Arial1" style:font-size-asian="14pt" style:font-weight-asian="bold" style:font-name-complex="Arial1" style:font-size-complex="14pt"/>
    </style:style>
    <style:style style:name="T2" style:family="text">
      <style:text-properties style:font-name="Arial" fo:font-size="12pt" style:text-underline-style="solid" style:text-underline-width="auto" style:text-underline-color="font-color" fo:font-weight="bold" style:font-name-asian="Arial1" style:font-size-asian="12pt" style:font-weight-asian="bold" style:font-name-complex="Arial1"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12pt" style:text-underline-style="solid" style:text-underline-width="auto" style:text-underline-color="font-color" fo:font-weight="bold"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style>
    <style:style style:name="T7" style:family="text">
      <style:text-properties fo:font-size="12pt" fo:font-weight="bold" style:font-size-asian="12pt" style:font-weight-asian="bold" style:font-size-complex="12pt"/>
    </style:style>
    <style:style style:name="T8" style:family="text">
      <style:text-properties style:text-position="sub 58%" fo:font-size="12pt" style:font-size-asian="12pt" style:font-size-complex="12pt"/>
    </style:style>
    <style:style style:name="T9" style:family="text">
      <style:text-properties style:text-position="sub 58%" fo:font-size="12pt" fo:font-style="italic" style:font-size-asian="12pt" style:font-style-asian="italic" style:font-size-complex="12pt"/>
    </style:style>
    <style:style style:name="T10" style:family="text">
      <style:text-properties style:text-position="sub 58%" style:font-name="Noto Sans Symbols" fo:font-size="12pt" style:font-name-asian="Noto Sans Symbols2" style:font-size-asian="12pt" style:font-name-complex="Noto Sans Symbols2" style:font-size-complex="12pt"/>
    </style:style>
    <style:style style:name="T11" style:family="text">
      <style:text-properties style:font-name="Noto Sans Symbols" fo:font-size="12pt" style:font-name-asian="Noto Sans Symbols2" style:font-size-asian="12pt" style:font-name-complex="Noto Sans Symbols2" style:font-size-complex="12pt"/>
    </style:style>
    <style:style style:name="T12" style:family="text">
      <style:text-properties style:font-name="Noto Sans Symbols" fo:font-size="12pt" fo:font-style="italic" style:font-name-asian="Noto Sans Symbols2" style:font-size-asian="12pt" style:font-style-asian="italic" style:font-name-complex="Noto Sans Symbols2" style:font-size-complex="12pt"/>
    </style:style>
    <style:style style:name="T13" style:family="text">
      <style:text-properties style:font-name="Noto Sans Symbols" fo:font-size="12pt" fo:font-weight="bold" style:font-name-asian="Noto Sans Symbols2" style:font-size-asian="12pt" style:font-weight-asian="bold" style:font-name-complex="Noto Sans Symbols2" style:font-size-complex="12pt"/>
    </style:style>
    <style:style style:name="T14" style:family="text">
      <style:text-properties style:text-position="super 58%" fo:font-size="12pt" style:font-size-asian="12pt" style:font-size-complex="12pt"/>
    </style:style>
    <style:style style:name="T15" style:family="text">
      <style:text-properties style:text-position="super 58%" fo:font-size="12pt" fo:font-weight="bold" style:font-size-asian="12pt" style:font-weight-asian="bold" style:font-size-complex="12pt"/>
    </style:style>
    <style:style style:name="T16" style:family="text">
      <style:text-properties style:text-position="super 58%" fo:font-size="12pt" fo:font-style="italic" style:font-size-asian="12pt" style:font-style-asian="italic" style:font-size-complex="12pt"/>
    </style:style>
    <style:style style:name="T17" style:family="text">
      <style:text-properties style:text-position="super 58%" style:font-name="Noto Sans Symbols" fo:font-size="12pt" style:font-name-asian="Noto Sans Symbols2" style:font-size-asian="12pt" style:font-name-complex="Noto Sans Symbols2" style:font-size-complex="12pt"/>
    </style:style>
    <style:style style:name="T18" style:family="text">
      <style:text-properties style:font-name="Cambria Math" style:font-name-asian="Cambria Math1" style:font-name-complex="Cambria Math1"/>
    </style:style>
    <style:style style:name="T19" style:family="text">
      <style:text-properties style:font-name="Cambria Math" fo:font-size="12pt" style:font-name-asian="Cambria Math1" style:font-size-asian="12pt" style:font-name-complex="Cambria Math1" style:font-size-complex="12pt"/>
    </style:style>
    <style:style style:name="T2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fr1"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6. Wärmelehre</text:span></text:p>
      <text:p text:style-name="P10"><text:span text:style-name="T2">6.1. Einleitung</text:span></text:p>
      <text:p text:style-name="Standard"/>
      <text:p text:style-name="Standard"><text:span text:style-name="T3">Subjektives Empfinden</text:span><text:span text:style-name="T5"> der Temperatur (Wärmegrades, Wärmezustands) eines Körpers</text:span></text:p>
      <text:p text:style-name="Standard"><text:span text:style-name="T5">Beispiele: 3 Schüsseln mit Wasser (heiß, lauwarm, kalt) je nachdem ob die Hand vorher im heißen oder kalten Wasser war, empfindet man das lauwarme als heiß oder kalt.</text:span></text:p>
      <text:p text:style-name="Standard"><text:span text:style-name="T5">LN</text:span><text:span text:style-name="T8">2</text:span><text:span text:style-name="T5"> (-196°C!) wird nicht als kalt, sondern als heiß empfunden.</text:span></text:p>
      <text:p text:style-name="P1"/>
      <text:p text:style-name="P8"><text:span text:style-name="T5">Die Temperatur ist aber auch eine </text:span><text:span text:style-name="T3">Basisgröße im SI-Einheitensystem</text:span><text:span text:style-name="T5">, d.h. sie wird nicht aus den anderen Basiseinheiten abgeleitet.</text:span></text:p>
      <text:p text:style-name="P1"/>
      <text:p text:style-name="P13"><text:span text:style-name="T5">Die Temperatur ist ein Maß für den Bewegungszustand der Atome/Moleküle eines Materials</text:span></text:p>
      <text:p text:style-name="P1"/>
      <text:p text:style-name="P10"><text:span text:style-name="T2">6.2. Änderung physikalischer Größen mit der Temperatur</text:span></text:p>
      <text:p text:style-name="P1"/>
      <text:list xml:id="list3204304104" text:style-name="WWNum6">
        <text:list-item>
          <text:p text:style-name="P15"><text:span text:style-name="T5">Bei Erwärmung dehnen sich Körper aus (Ausnahme: Anomalie des Wassers)</text:span></text:p>
        </text:list-item>
      </text:list>
      <text:p text:style-name="P17"/>
      <text:list xml:id="list234617199311312" text:continue-numbering="true" text:style-name="WWNum6">
        <text:list-item>
          <text:p text:style-name="P15"><text:span text:style-name="T5">Der Aggregatzustand eines Stoffes ist von seiner Temperatur abhängig (Fest, Flüssig, Gasförmig, Plasma)</text:span></text:p>
        </text:list-item>
      </text:list>
      <text:p text:style-name="P17"/>
      <text:list xml:id="list234616967002789" text:continue-numbering="true" text:style-name="WWNum6">
        <text:list-item>
          <text:p text:style-name="P15"><text:span text:style-name="T5">Der elektrische Widerstand von Metallen nimmt mit sinkender Temperatur ab (Aber nicht alle Metalle zeigen den Effekt der „Supraleitung“). Es gibt aber auch „Heißleiter“ (Legierungen).</text:span></text:p>
        </text:list-item>
      </text:list>
      <text:p text:style-name="P17"/>
      <text:list xml:id="list3812247746" text:style-name="WWNum1">
        <text:list-item>
          <text:p text:style-name="P16"><text:span text:style-name="T5">Eine elektrische Spannung entsteht, wenn eine Temperaturdifferenz zwischen den beiden Verbindungspunkten eines Drahtes mit zwei anderen Drähten aus versch. Material </text:span></text:p>
        </text:list-item>
      </text:list>
      <text:p text:style-name="P18"><text:soft-page-break/><text:span text:style-name="T5">(z.B.: Fe-Konstantan)</text:span></text:p>
      <text:p text:style-name="P17"/>
      <text:list xml:id="list3234748692" text:style-name="WWNum3">
        <text:list-item>
          <text:p text:style-name="P19"><text:span text:style-name="T5">Art und Stärke der von einem Körper ausgehenden Strahlung</text:span></text:p>
        </text:list-item>
      </text:list>
      <text:p text:style-name="P22"/>
      <text:list xml:id="list3435750553" text:style-name="WWNum4">
        <text:list-item>
          <text:p text:style-name="P20"><text:span text:style-name="T5">Sehr wichtig sind auch die Auswirkungen der Temperatur auf den Ablauf chemischer Reaktionen</text:span></text:p>
        </text:list-item>
      </text:list>
      <text:p text:style-name="P3"/>
      <text:p text:style-name="P3"/>
      <text:p text:style-name="P10"><text:span text:style-name="T2">6.3. Temperaturskalen</text:span></text:p>
      <text:p text:style-name="P3"/>
      <text:p text:style-name="P9"><text:bookmark text:name="_heading=h.gjdgxs"/><text:span text:style-name="T3">Celsius</text:span></text:p>
      <text:p text:style-name="P8"><text:span text:style-name="T5">Einheit der Temperaturdifferenz ist ein Grad (Kelvin K). Das ist 1/100 des Unterschiedes zwischen der Temperatur von schmelzendem Eis („Eispunkt“) und der Temperatur von siedendem Wasser („Siedepunkt“) unter Normalbedingungen (Luftdruck 1013mbar). Das sind die zwei Fundamentalpunkte der Temperaturmessung. Den beiden Punkten wurde nach Vorschlag von Celsius (1701-1744, schwedischer Astronom) 0°C bzw. 100°C zugeordnet.</text:span></text:p>
      <text:p text:style-name="P1"/>
      <text:p text:style-name="P23"><text:span text:style-name="T3">Kelvin</text:span></text:p>
      <text:p text:style-name="P8"><text:span text:style-name="T5">Ist eine absolute Temperaturskala, wird auch thermodynamische Temperaturskala genannt. Es gibt eine nicht unterschreitbare tiefste Temperatur, den absoluten Nullpunkt der Temperatur. Dieser liegt bei -273,15°C = 0K</text:span></text:p>
      <text:p text:style-name="P8"><text:span text:style-name="T5">(Sir William Thomson, Baron Kelvin of Largs, 1824-1904; Gb)</text:span></text:p>
      <text:p text:style-name="P5"/>
      <text:p text:style-name="P9"><text:span text:style-name="T3">Fahrenheit</text:span></text:p>
      <text:p text:style-name="P8"><text:span text:style-name="T5">(Gabriel Daniel Fahrenheit 1686-1736; Dt) </text:span></text:p>
      <text:p text:style-name="P8"><text:span text:style-name="T5">Wird spez. in USA/England noch verwendet.</text:span></text:p>
      <text:p text:style-name="P8"><text:span text:style-name="T5">Eispunkt=32°F (Kältegemisch aus Wasser und Salz; er dachte, es gibt kaum tiefere Temperaturen und wollte negative Werte vermeiden)</text:span></text:p>
      <text:p text:style-name="P8"><text:span text:style-name="T5">Siedepunkt=212°F (Körpertemperatur)</text:span></text:p>
      <text:p text:style-name="P8"><text:span text:style-name="T5">d.h. Abstand zwischen den Fundamentalpunkten=180 Fahrenheit-Grade</text:span></text:p>
      <text:p text:style-name="P1"/>
      <text:p text:style-name="P9"><text:span text:style-name="T3">Réaumur</text:span></text:p>
      <text:p text:style-name="P8"><text:span text:style-name="T5">Wie Celsius, aber Siedepunkt ist 80°R</text:span></text:p>
      <text:p text:style-name="P8"><text:span text:style-name="T5">Rene-Antoine Ferchault de Réaumur (1683-1757; F)</text:span></text:p>
      <text:p text:style-name="P1"/>
      <text:p text:style-name="P1"/>
      <text:p text:style-name="P9"><text:span text:style-name="T3">Umrechungen</text:span></text:p>
      <text:p text:style-name="P8"><text:span text:style-name="T5">Celsius-Kelvin:<text:tab/>T(°C)=T(K)-273,15;<text:tab/><text:tab/>T(K)=T(°C)+273,15</text:span></text:p>
      <text:p text:style-name="P8"><text:span text:style-name="T5">Celsius-Fahrenheit:<text:tab/>T(°C)=(T(°F)-32)/1,8<text:tab/><text:tab/>T(°F)=1,8*T(°C)+32</text:span></text:p>
      <text:p text:style-name="P1"/>
      <text:p text:style-name="P8"><text:span text:style-name="T5">Beispiele:<text:tab/>Celsius-Kelvin</text:span></text:p>
      <text:p text:style-name="P8"><text:soft-page-break/><text:span text:style-name="T5">T</text:span><text:span text:style-name="T8">C</text:span><text:span text:style-name="T5">=20°C </text:span><text:span text:style-name="T11">🡺</text:span><text:span text:style-name="T5"> T</text:span><text:span text:style-name="T8">K</text:span><text:span text:style-name="T5">=293,15K<text:tab/>T</text:span><text:span text:style-name="T8">C</text:span><text:span text:style-name="T5">=100°C </text:span><text:span text:style-name="T11">🡺</text:span><text:span text:style-name="T5"> T</text:span><text:span text:style-name="T8">K</text:span><text:span text:style-name="T5">=373,15K</text:span></text:p>
      <text:p text:style-name="P8"><text:span text:style-name="T5">T</text:span><text:span text:style-name="T8">K</text:span><text:span text:style-name="T5">=77,15K </text:span><text:span text:style-name="T11">🡺</text:span><text:span text:style-name="T5"> T</text:span><text:span text:style-name="T8">C</text:span><text:span text:style-name="T5">=-196°C<text:tab/>T</text:span><text:span text:style-name="T8">K</text:span><text:span text:style-name="T5">=933,15K </text:span><text:span text:style-name="T11">🡺</text:span><text:span text:style-name="T5"> T</text:span><text:span text:style-name="T8">C</text:span><text:span text:style-name="T5">=660°C (T</text:span><text:span text:style-name="T8">M</text:span><text:span text:style-name="T5">-Al)</text:span></text:p>
      <text:p text:style-name="P1"/>
      <text:p text:style-name="P25"><text:span text:style-name="T5">Celsius-Fahrenheit</text:span></text:p>
      <text:p text:style-name="P8"><text:span text:style-name="T5">T</text:span><text:span text:style-name="T8">C</text:span><text:span text:style-name="T5">=20°C </text:span><text:span text:style-name="T11">🡺</text:span><text:span text:style-name="T5"> T</text:span><text:span text:style-name="T8">F</text:span><text:span text:style-name="T5">=68°F<text:tab/><text:tab/>T</text:span><text:span text:style-name="T8">C</text:span><text:span text:style-name="T5">=80°C </text:span><text:span text:style-name="T11">🡺</text:span><text:span text:style-name="T5"> T</text:span><text:span text:style-name="T8">F</text:span><text:span text:style-name="T5">=176°F</text:span></text:p>
      <text:p text:style-name="P8"><text:span text:style-name="T5">T</text:span><text:span text:style-name="T8">F</text:span><text:span text:style-name="T5">=0°F </text:span><text:span text:style-name="T11">🡺</text:span><text:span text:style-name="T5"> T</text:span><text:span text:style-name="T8">C</text:span><text:span text:style-name="T5">=-17,8°C<text:tab/>T</text:span><text:span text:style-name="T8">F</text:span><text:span text:style-name="T5">=-22°F </text:span><text:span text:style-name="T11">🡺</text:span><text:span text:style-name="T5"> T</text:span><text:span text:style-name="T8">C</text:span><text:span text:style-name="T5">=-30°C</text:span></text:p>
      <text:p text:style-name="P1"/>
      <text:p text:style-name="P1"/>
      <text:p text:style-name="P9"><text:span text:style-name="T3">Einige ausgewählte Temperaturwerte</text:span></text:p>
      <text:p text:style-name="P8"><text:span text:style-name="T5">T=0K<text:tab/><text:tab/><text:tab/>Absoluter Nullpunkt</text:span></text:p>
      <text:p text:style-name="P8"><text:span text:style-name="T5">T=0,1nK<text:tab/><text:tab/>Tiefste erreichte Temperatur (2012)</text:span></text:p>
      <text:p text:style-name="P8"><text:span text:style-name="T5">T=4K<text:tab/><text:tab/><text:tab/>Siedepunkt von He</text:span></text:p>
      <text:p text:style-name="P8"><text:span text:style-name="T5">T=77K<text:tab/><text:tab/><text:tab/>Siedepunkt von N</text:span><text:span text:style-name="T8">2</text:span><text:span text:style-name="T5"> (LN</text:span><text:span text:style-name="T8">2</text:span><text:span text:style-name="T5">)</text:span></text:p>
      <text:p text:style-name="P8"><text:span text:style-name="T5">T=-89°C<text:tab/><text:tab/>Wostok (Antarktis 21.7.1983)</text:span></text:p>
      <text:p text:style-name="P8"><text:span text:style-name="T5">T=273,15K=0°C<text:tab/>Eispunkt von Wasser</text:span></text:p>
      <text:p text:style-name="P8"><text:span text:style-name="T5">T=293,15K=20°C<text:tab/>Raumtemperatur</text:span></text:p>
      <text:p text:style-name="P8"><text:span text:style-name="T5">T=58°C<text:tab/><text:tab/>El Azizia (Lybien 13.9.1922)</text:span></text:p>
      <text:p text:style-name="P8"><text:span text:style-name="T5">T=373,15K=100°C<text:tab/>Siedepunkt von Wasser</text:span></text:p>
      <text:p text:style-name="P8"><text:span text:style-name="T5">T=1800K<text:tab/><text:tab/>Schmelzpunkt von Eisen</text:span></text:p>
      <text:p text:style-name="P8"><text:span text:style-name="T5">T=3680K<text:tab/><text:tab/>Schmelzpunkt von Wolfram</text:span></text:p>
      <text:p text:style-name="P8"><text:span text:style-name="T5">T=5830K<text:tab/><text:tab/>Siedepunkt von Wolfram</text:span></text:p>
      <text:p text:style-name="P8"><text:soft-page-break/><text:span text:style-name="T5">T=6000K<text:tab/><text:tab/>Temperatur auf der Sonnenoberfläche</text:span></text:p>
      <text:p text:style-name="P8"><text:span text:style-name="T5">T=15MK<text:tab/><text:tab/>Temperatur in Sonneninneren</text:span></text:p>
      <text:p text:style-name="P8"><text:span text:style-name="T5">T=GK<text:tab/><text:tab/><text:tab/>Temperatur in den heißesten Sternen</text:span></text:p>
      <text:p text:style-name="P11"><text:span text:style-name="T2">6.4. Messung der Temperatur</text:span></text:p>
      <text:p text:style-name="P1"/>
      <text:p text:style-name="P8"><text:span text:style-name="T5">Prinzipiell kann jede Änderung einer physikalischen Größe (siehe Einleitung) mit der Temperatur für ein Temperaturmessverfahren verwendet werden.</text:span></text:p>
      <text:p text:style-name="P8"><text:span text:style-name="T5"><text:s/></text:span></text:p>
      <text:p text:style-name="P6"/>
      <text:p text:style-name="P9"><text:span text:style-name="T3">Flüssigkeitsthermometer</text:span></text:p>
      <text:p text:style-name="P8"><text:span text:style-name="T5">Zur Messung dienen ein Vorratsgefäß und eine Kapillare (Thermometerrohr) mit einer Skala, die an den Fundamentalpunkten geeicht und dann unterteilt wird </text:span><text:span text:style-name="T6">(Zeichnung).</text:span></text:p>
      <text:p text:style-name="P8"><text:span text:style-name="T6">Quecksilber:</text:span><text:span text:style-name="T5"> -30 bis +200°C (Schmelzpunkt: -39°C, mit Gasfüllung u. Spezialglas bis 750°C)</text:span></text:p>
      <text:p text:style-name="P8"><text:span text:style-name="T6">Alkohol:</text:span><text:span text:style-name="T5"> -110 bis +50°C</text:span></text:p>
      <text:p text:style-name="P8"><text:span text:style-name="T6">Pentan:</text:span><text:span text:style-name="T5"> bis -190°C</text:span></text:p>
      <text:p text:style-name="P1"/>
      <text:p text:style-name="P6"/>
      <text:p text:style-name="P9"><text:span text:style-name="T3">Bimetallthermometer</text:span></text:p>
      <text:p text:style-name="P8"><text:span text:style-name="T5">Zwei Metalle mit unterschiedlichen thermischen Ausdehnungskoeffizienten (z.B. Eisen und Messing) werden miteinander verschweißt </text:span><text:span text:style-name="T6">(Zeichnung).</text:span><text:span text:style-name="T5"> Bei Temperaturänderungen dehnen sich die Materialien unterschiedlich stark aus, wodurch sich die Krümmung des Bi-Metallstreifens ändert. Anwendungen: Thermostate in Bügeleisen, Heizkörpern. Kann gleich als Schalter verwendet werden (z.B. Leitungsschutz-Schalter)</text:span></text:p>
      <text:p text:style-name="P3"/>
      <text:p text:style-name="P6"/>
      <text:p text:style-name="P9"><text:span text:style-name="T3">Widerstandsthermometer</text:span></text:p>
      <text:p text:style-name="P8"><text:span text:style-name="T5">Der elektrische Widerstand von Metallen steigt mit steigender Temperatur an (ca. 0,4%/°C) und wird über Widerstandsbrückenschaltungen (oft mit OPV) gemessen. Oft wird Platin verwendet, weil chemisch inert und der T-Koeffizient genau bekannt ist. Kleine Baugrößen sind möglich, daher sehr schnelles Ansprechverhalten.</text:span></text:p>
      <text:p text:style-name="P3"/>
      <text:p text:style-name="P6"/>
      <text:p text:style-name="P9"><text:span text:style-name="T3">Thermoelemente</text:span></text:p>
      <text:p text:style-name="P8"><text:soft-page-break/><text:span text:style-name="T5">Bestehen aus einer Serienschaltung von zwei unterschiedlichen Metallen </text:span><text:span text:style-name="T6">(Zeichnung).</text:span><text:span text:style-name="T5"> Befinden sich die zwei Schweißstellen auf versch. Temperatur, so entsteht die sog. Thermospannung (µV bzw. mV-Bereich). Eine Stelle muss als Referenz bekannt sein (Raumtemperatur oder Eispunkt).</text:span></text:p>
      <text:p text:style-name="P1"/>
      <text:p text:style-name="P6"/>
      <text:p text:style-name="P9"><text:span text:style-name="T3">Strahlungsmessgeräte</text:span></text:p>
      <text:p text:style-name="P8"><text:span text:style-name="T5">Speziell für die Messung hoher Temperaturen (z.B. Schmelzen) werden oft Strahlungsmessgeräte (Infrarot) verwendet („Thermografie“), weil berührungslos. Früher wurden sog. „Seger-Kegel“ verwendet.</text:span></text:p>
      <text:p text:style-name="P3"/>
      <text:p text:style-name="P6"/>
      <text:p text:style-name="P9"><text:span text:style-name="T3">Halbleitermessgeräte</text:span></text:p>
      <text:p text:style-name="P8"><text:span text:style-name="T5">Halbleiterelement (z.B. Si-Dioden) zeigen eine ausgeprägte Temperaturabhängigkeit, die zur Messung verwendet wird (KTY10).</text:span></text:p>
      <text:p text:style-name="P3"/>
      <text:p text:style-name="P11"><text:span text:style-name="T2">6.5. Wärmeausdehnung fester und flüssiger Körper</text:span></text:p>
      <text:p text:style-name="P6"/>
      <text:p text:style-name="P9"><text:span text:style-name="T3">Längenausdehnung (feste Körper)</text:span></text:p>
      <text:p text:style-name="P1"/>
      <text:p text:style-name="P8"><text:span text:style-name="T5">Erwärmt man einen Stab, so erfährt dieser (in der Regel) einen Längenzuwachs, dessen Betrag je nach Material verschieden ist (Materialkonstante, Materialeigenschaft). So dehnt sich z.b. Aluminium ca. 2x so stark aus wie Eisen. Ist die Temperaturänderung </text:span><text:span text:style-name="T11">Δ</text:span><text:span text:style-name="T5">T nicht zu groß, so ist die Längenänderung </text:span><text:span text:style-name="T11">Δ</text:span><text:span text:style-name="T5">l proportional zur ursprünglichen Länge l</text:span><text:span text:style-name="T8">0 </text:span><text:span text:style-name="T5">und zu </text:span><text:span text:style-name="T11">Δ</text:span><text:span text:style-name="T5">T:</text:span></text:p>
      <text:p text:style-name="P1"/>
      <text:p text:style-name="P26"><text:span text:style-name="T12">Δ</text:span><text:span text:style-name="T6">l = </text:span><text:span text:style-name="T12">α</text:span><text:span text:style-name="T6">l</text:span><text:span text:style-name="T9">0</text:span><text:span text:style-name="T12">Δ</text:span><text:span text:style-name="T6">T</text:span></text:p>
      <text:p text:style-name="P1"/>
      <text:p text:style-name="P8"><text:span text:style-name="T5">Die Gesamtlänge l</text:span><text:span text:style-name="T8">T </text:span><text:span text:style-name="T5">eines Stabes bei einer Temperaturänderung von </text:span><text:span text:style-name="T11">Δ</text:span><text:span text:style-name="T5">T</text:span></text:p>
      <text:p text:style-name="P1"/>
      <text:p text:style-name="P27"><text:span text:style-name="T6">l</text:span><text:span text:style-name="T9">T</text:span><text:span text:style-name="T6"> = l</text:span><text:span text:style-name="T9">0</text:span><text:span text:style-name="T6"> + </text:span><text:span text:style-name="T12">Δ</text:span><text:span text:style-name="T6">l = l</text:span><text:span text:style-name="T9">0 </text:span><text:span text:style-name="T6">+ </text:span><text:span text:style-name="T12">α</text:span><text:span text:style-name="T6">l</text:span><text:span text:style-name="T9">0</text:span><text:span text:style-name="T12">Δ</text:span><text:span text:style-name="T6">T = l</text:span><text:span text:style-name="T9">0</text:span><text:span text:style-name="T6">(1 + </text:span><text:span text:style-name="T12">αΔ</text:span><text:span text:style-name="T6">T)</text:span></text:p>
      <text:p text:style-name="P1"/>
      <text:p text:style-name="P27"><text:span text:style-name="T12">α</text:span><text:span text:style-name="T6"> = </text:span><text:span text:style-name="T12">Δ</text:span><text:span text:style-name="T6">l/(l</text:span><text:span text:style-name="T9">0</text:span><text:span text:style-name="T12">Δ</text:span><text:span text:style-name="T6">T)<text:tab/></text:span><text:span text:style-name="T5"><text:tab/><text:tab/>[</text:span><text:span text:style-name="T11">α</text:span><text:span text:style-name="T5">]=K</text:span><text:span text:style-name="T14">-1</text:span></text:p>
      <text:p text:style-name="P1"/>
      <text:p text:style-name="P1"/>
      <text:p text:style-name="P8"><text:span text:style-name="T5">Längenausdehnungskoeffizienten </text:span><text:span text:style-name="T11">α</text:span><text:span text:style-name="T5"> im Bereich von 0 bis 100°C</text:span></text:p>
      <text:p text:style-name="P1"/>
      <table:table table:name="Table1" table:style-name="Table1">
        <table:table-column table:style-name="Table1.A"/>
        <table:table-column table:style-name="Table1.B"/>
        <text:soft-page-break/>
        <table:table-row table:style-name="Table1.1">
          <table:table-cell table:style-name="Table1.A1" office:value-type="string">
            <text:p text:style-name="Standard"><text:span text:style-name="T7">Material</text:span></text:p>
          </table:table-cell>
          <table:table-cell table:style-name="Table1.B1" office:value-type="string">
            <text:p text:style-name="Standard"><text:span text:style-name="T13">α</text:span><text:span text:style-name="T7"> [10</text:span><text:span text:style-name="T15">-6</text:span><text:span text:style-name="T7">K</text:span><text:span text:style-name="T15">-1</text:span><text:span text:style-name="T7">]</text:span></text:p>
          </table:table-cell>
        </table:table-row>
        <table:table-row table:style-name="Table1.1">
          <table:table-cell table:style-name="Table1.A2" office:value-type="string">
            <text:p text:style-name="Standard"><text:span text:style-name="T5">Zink</text:span></text:p>
          </table:table-cell>
          <table:table-cell table:style-name="Table1.B2" office:value-type="string">
            <text:p text:style-name="Standard"><text:span text:style-name="T5">30</text:span></text:p>
          </table:table-cell>
        </table:table-row>
        <table:table-row table:style-name="Table1.1">
          <table:table-cell table:style-name="Table1.A2" office:value-type="string">
            <text:p text:style-name="Standard"><text:span text:style-name="T5">Aluminum</text:span></text:p>
          </table:table-cell>
          <table:table-cell table:style-name="Table1.B2" office:value-type="string">
            <text:p text:style-name="Standard"><text:span text:style-name="T5">23,9</text:span></text:p>
          </table:table-cell>
        </table:table-row>
        <table:table-row table:style-name="Table1.1">
          <table:table-cell table:style-name="Table1.A2" office:value-type="string">
            <text:p text:style-name="Standard"><text:span text:style-name="T5">Eisen, Stahl</text:span></text:p>
          </table:table-cell>
          <table:table-cell table:style-name="Table1.B2" office:value-type="string">
            <text:p text:style-name="Standard"><text:span text:style-name="T5">9,5...12</text:span></text:p>
          </table:table-cell>
        </table:table-row>
        <table:table-row table:style-name="Table1.1">
          <table:table-cell table:style-name="Table1.A2" office:value-type="string">
            <text:p text:style-name="Standard"><text:span text:style-name="T5">Stahlbeton</text:span></text:p>
          </table:table-cell>
          <table:table-cell table:style-name="Table1.B2" office:value-type="string">
            <text:p text:style-name="Standard"><text:span text:style-name="T5">14</text:span></text:p>
          </table:table-cell>
        </table:table-row>
        <table:table-row table:style-name="Table1.1">
          <table:table-cell table:style-name="Table1.A2" office:value-type="string">
            <text:p text:style-name="Standard"><text:span text:style-name="T5">Platin</text:span></text:p>
          </table:table-cell>
          <table:table-cell table:style-name="Table1.B2" office:value-type="string">
            <text:p text:style-name="Standard"><text:span text:style-name="T5">9,1</text:span></text:p>
          </table:table-cell>
        </table:table-row>
        <table:table-row table:style-name="Table1.1">
          <table:table-cell table:style-name="Table1.A2" office:value-type="string">
            <text:p text:style-name="Standard"><text:span text:style-name="T5">Glas</text:span></text:p>
          </table:table-cell>
          <table:table-cell table:style-name="Table1.B2" office:value-type="string">
            <text:p text:style-name="Standard"><text:span text:style-name="T5">5-10</text:span></text:p>
          </table:table-cell>
        </table:table-row>
        <table:table-row table:style-name="Table1.1">
          <table:table-cell table:style-name="Table1.A2" office:value-type="string">
            <text:p text:style-name="Standard"><text:span text:style-name="T5">Invar (Ni-Stahl)</text:span></text:p>
          </table:table-cell>
          <table:table-cell table:style-name="Table1.B2" office:value-type="string">
            <text:p text:style-name="Standard"><text:span text:style-name="T5">0,9</text:span></text:p>
          </table:table-cell>
        </table:table-row>
        <table:table-row table:style-name="Table1.1">
          <table:table-cell table:style-name="Table1.A2" office:value-type="string">
            <text:p text:style-name="Standard"><text:span text:style-name="T5">Quarz</text:span></text:p>
          </table:table-cell>
          <table:table-cell table:style-name="Table1.B2" office:value-type="string">
            <text:p text:style-name="Standard"><text:span text:style-name="T5">0,5</text:span></text:p>
          </table:table-cell>
        </table:table-row>
        <table:table-row table:style-name="Table1.1">
          <table:table-cell table:style-name="Table1.A10" office:value-type="string">
            <text:p text:style-name="Standard"><text:span text:style-name="T5">Zerodur (Ceran)</text:span></text:p>
          </table:table-cell>
          <table:table-cell table:style-name="Table1.B10" office:value-type="string">
            <text:p text:style-name="Standard"><text:span text:style-name="T5">0,1</text:span></text:p>
          </table:table-cell>
        </table:table-row>
      </table:table>
      <text:p text:style-name="P1"/>
      <text:p text:style-name="P1"/>
      <text:p text:style-name="P8"><text:span text:style-name="T3">Beispiel:</text:span><text:span text:style-name="T5"> Eisenbahnschiene (Stahl) l</text:span><text:span text:style-name="T8">0</text:span><text:span text:style-name="T5">=20m, </text:span><text:span text:style-name="T11">α</text:span><text:span text:style-name="T5">=10.10</text:span><text:span text:style-name="T14">-6</text:span><text:span text:style-name="T5"> K</text:span><text:span text:style-name="T14">-1</text:span><text:span text:style-name="T5">, </text:span><text:span text:style-name="T11">Δ</text:span><text:span text:style-name="T5">T=60K (-20 bis +40°C)</text:span></text:p>
      <text:p text:style-name="P8"><text:span text:style-name="T5"><text:tab/>l</text:span><text:span text:style-name="T8">T</text:span><text:span text:style-name="T5">=20(1+60.10</text:span><text:span text:style-name="T14">-5</text:span><text:span text:style-name="T5">)=20(1+0,0006)=20,012m </text:span><text:span text:style-name="T11">🡺</text:span><text:span text:style-name="T5"> </text:span><text:span text:style-name="T11">Δ</text:span><text:span text:style-name="T5">l=12mm</text:span></text:p>
      <text:p text:style-name="P1"/>
      <text:p text:style-name="P1"/>
      <text:p text:style-name="P8"><text:span text:style-name="T5">Praktische Anwendungen:</text:span></text:p>
      <text:p text:style-name="P8"><text:span text:style-name="T5">Aufschrumpfen von Bauteilen im Maschinenbau, Rollenlager und Dehnungsfuge bei Brücken </text:span><text:span text:style-name="T6">(Zeichnung),</text:span><text:span text:style-name="T5"> Schwindmaß beim Gießen von Formteilen, Längenmaße gelten nur bei einer best. Temperatur, Metalldurchführungen durch Glas (Glühlampe) u.a.</text:span></text:p>
      <text:p text:style-name="P23"><text:span text:style-name="T3">Volumsausdehnung (feste und flüssige Körper)</text:span></text:p>
      <text:p text:style-name="P1"/>
      <text:p text:style-name="P8"><text:span text:style-name="T5">Unter der Volumsausdehnungszahl </text:span><text:span text:style-name="T11">γ=Δ</text:span><text:span text:style-name="T5">V</text:span><text:span text:style-name="T11">/(</text:span><text:span text:style-name="T5">V</text:span><text:span text:style-name="T10">0</text:span><text:span text:style-name="T11">Δ</text:span><text:span text:style-name="T5">T</text:span><text:span text:style-name="T11">)</text:span><text:span text:style-name="T5"> versteht man die relative Volumsänderung bei einer Temperaturänderung von 1K. Es gilt:</text:span></text:p>
      <text:p text:style-name="P1"/>
      <text:p text:style-name="P28"><text:span text:style-name="T5"><text:tab/></text:span><text:span text:style-name="T12">γ = 3α</text:span></text:p>
      <text:p text:style-name="P29"/>
      <text:p text:style-name="P8"><text:span text:style-name="T5">V</text:span><text:span text:style-name="T8">T</text:span><text:span text:style-name="T5">=l</text:span><text:span text:style-name="T8">0</text:span><text:span text:style-name="T5">(1+</text:span><text:span text:style-name="T11">αΔ</text:span><text:span text:style-name="T5">T) b</text:span><text:span text:style-name="T8">0</text:span><text:span text:style-name="T5">(1+</text:span><text:span text:style-name="T11">αΔ</text:span><text:span text:style-name="T5">T) h</text:span><text:span text:style-name="T8">0</text:span><text:span text:style-name="T5">(1+</text:span><text:span text:style-name="T11">αΔ</text:span><text:span text:style-name="T5">T)= l</text:span><text:span text:style-name="T8">0</text:span><text:span text:style-name="T5">b</text:span><text:span text:style-name="T8">0</text:span><text:span text:style-name="T5">h</text:span><text:span text:style-name="T8">0</text:span><text:span text:style-name="T5">(1+</text:span><text:span text:style-name="T11">αΔ</text:span><text:span text:style-name="T5">T)</text:span><text:span text:style-name="T14">3</text:span><text:span text:style-name="T5">= l</text:span><text:span text:style-name="T8">0</text:span><text:span text:style-name="T5">b</text:span><text:span text:style-name="T8">0</text:span><text:span text:style-name="T5">h</text:span><text:span text:style-name="T8">0</text:span><text:span text:style-name="T5">(1+3</text:span><text:span text:style-name="T11">αΔ</text:span><text:span text:style-name="T5">T+3</text:span><text:span text:style-name="T11">α</text:span><text:span text:style-name="T17">2</text:span><text:span text:style-name="T11">Δ</text:span><text:span text:style-name="T5">T</text:span><text:span text:style-name="T14">2</text:span><text:span text:style-name="T11"> +α</text:span><text:span text:style-name="T17">3</text:span><text:span text:style-name="T11">Δ</text:span><text:span text:style-name="T5">T</text:span><text:span text:style-name="T14">3</text:span><text:span text:style-name="T5">)</text:span></text:p>
      <text:p text:style-name="P31"><text:span text:style-name="T5">V</text:span><text:span text:style-name="T8">T</text:span><text:span text:style-name="T5">= l</text:span><text:span text:style-name="T8">0</text:span><text:span text:style-name="T5">b</text:span><text:span text:style-name="T8">0</text:span><text:span text:style-name="T5">h</text:span><text:span text:style-name="T8">0</text:span><text:span text:style-name="T5">(1+3</text:span><text:span text:style-name="T11">αΔ</text:span><text:span text:style-name="T5">T)=V</text:span><text:span text:style-name="T8">0</text:span><text:span text:style-name="T5">(1+</text:span><text:span text:style-name="T11">γΔ</text:span><text:span text:style-name="T5">T)</text:span></text:p>
      <text:p text:style-name="P30"/>
      <text:p text:style-name="P8"><text:span text:style-name="T3">Wichtige Ausnahme:</text:span><text:span text:style-name="T5"> Anomalie des Wassers (größte Dichte bei +4°C; Zufrieren von Gewässern: Wichtig für biologische Vorgänge in der Natur); </text:span><text:span text:style-name="T6">(Zeichnung)</text:span></text:p>
      <text:p text:style-name="P1"/>
      <text:p text:style-name="P1"/>
      <text:p text:style-name="P8"><text:span text:style-name="T5">Volumsausdehnungszahl </text:span><text:span text:style-name="T11">γ</text:span><text:span text:style-name="T5"> von Flüssigkeiten (p=1bar)</text:span></text:p>
      <text:p text:style-name="P1"/>
      <table:table table:name="Table2" table:style-name="Table2">
        <table:table-column table:style-name="Table2.A"/>
        <table:table-column table:style-name="Table2.B"/>
        <table:table-row table:style-name="Table2.1">
          <table:table-cell table:style-name="Table2.A1" office:value-type="string">
            <text:p text:style-name="Standard"><text:span text:style-name="T7">Flüssigkeit</text:span></text:p>
          </table:table-cell>
          <table:table-cell table:style-name="Table2.B1" office:value-type="string">
            <text:p text:style-name="Standard"><text:span text:style-name="T13">γ</text:span><text:span text:style-name="T7"> [10</text:span><text:span text:style-name="T15">-3</text:span><text:span text:style-name="T7">K</text:span><text:span text:style-name="T15">-1</text:span><text:span text:style-name="T7">]</text:span></text:p>
          </table:table-cell>
        </table:table-row>
        <table:table-row table:style-name="Table2.1">
          <table:table-cell table:style-name="Table2.A2" office:value-type="string">
            <text:p text:style-name="Standard"><text:span text:style-name="T5">Alkohol</text:span></text:p>
          </table:table-cell>
          <table:table-cell table:style-name="Table2.B2" office:value-type="string">
            <text:p text:style-name="Standard"><text:span text:style-name="T5">1,12</text:span></text:p>
          </table:table-cell>
        </table:table-row>
        <table:table-row table:style-name="Table2.1">
          <table:table-cell table:style-name="Table2.A2" office:value-type="string">
            <text:p text:style-name="Standard"><text:span text:style-name="T5">Benzin</text:span></text:p>
          </table:table-cell>
          <table:table-cell table:style-name="Table2.B2" office:value-type="string">
            <text:p text:style-name="Standard"><text:span text:style-name="T5">1,05</text:span></text:p>
          </table:table-cell>
        </table:table-row>
        <table:table-row table:style-name="Table2.1">
          <table:table-cell table:style-name="Table2.A2" office:value-type="string">
            <text:p text:style-name="Standard"><text:span text:style-name="T5">Quecksilber</text:span></text:p>
          </table:table-cell>
          <table:table-cell table:style-name="Table2.B2" office:value-type="string">
            <text:p text:style-name="Standard"><text:span text:style-name="T5">0,182</text:span></text:p>
          </table:table-cell>
        </table:table-row>
        <table:table-row table:style-name="Table2.1">
          <table:table-cell table:style-name="Table2.A2" office:value-type="string">
            <text:p text:style-name="Standard"><text:span text:style-name="T5">Wasser 20°C</text:span></text:p>
          </table:table-cell>
          <table:table-cell table:style-name="Table2.B2" office:value-type="string">
            <text:p text:style-name="Standard"><text:span text:style-name="T5">0,21</text:span></text:p>
          </table:table-cell>
        </table:table-row>
        <table:table-row table:style-name="Table2.1">
          <table:table-cell table:style-name="Table2.A6" office:value-type="string">
            <text:p text:style-name="Standard"><text:span text:style-name="T5">Wasser 50°C</text:span></text:p>
          </table:table-cell>
          <table:table-cell table:style-name="Table2.B6" office:value-type="string">
            <text:p text:style-name="Standard"><text:span text:style-name="T5">0,46</text:span></text:p>
          </table:table-cell>
        </table:table-row>
      </table:table>
      <text:p text:style-name="P1"/>
      <text:p text:style-name="P1"><text:soft-page-break/></text:p>
      <text:p text:style-name="P8"><text:span text:style-name="T3">Beispiel:</text:span><text:span text:style-name="T5"> Auto-Benzintank mit 50Liter wird bei 20°C versehentlich voll gefüllt. Wie viel Benzin rinnt nach Erwärmung in der Sonne auf 40°C aus?</text:span></text:p>
      <text:p text:style-name="P8"><text:span text:style-name="T5">V</text:span><text:span text:style-name="T8">T</text:span><text:span text:style-name="T5">=V</text:span><text:span text:style-name="T8">0</text:span><text:span text:style-name="T5">(1+</text:span><text:span text:style-name="T11">γΔ</text:span><text:span text:style-name="T5">T)=50(1+20.1,05.10</text:span><text:span text:style-name="T14">-3</text:span><text:span text:style-name="T5">)=50(1+0,02)=51Liter </text:span><text:span text:style-name="T11">🡺</text:span><text:span text:style-name="T5"> 1Liter</text:span></text:p>
      <text:p text:style-name="P1"/>
      <text:p text:style-name="P10"><text:span text:style-name="T2">6.6 Spezifische Wärme</text:span></text:p>
      <text:p text:style-name="P1"/>
      <text:p text:style-name="P8"><text:span text:style-name="T5">Soll ein Körper erwärmt oder abgekühlt werden, so muss ihm Energie zugeführt werden. </text:span><text:span text:style-name="T11">Δ</text:span><text:span text:style-name="T5">Q ist prop. zu </text:span><text:span text:style-name="T11">Δ</text:span><text:span text:style-name="T5">T und prop. zur Masse (= Anzahl der Moleküle = Bewegungszustand! Translation und Rotationsenergie) und hängt vom Material ab</text:span></text:p>
      <text:p text:style-name="P1"/>
      <text:p text:style-name="P32"><text:span text:style-name="T12">Δ</text:span><text:span text:style-name="T6">Q = c</text:span><text:span text:style-name="T9">p</text:span><text:span text:style-name="T6"> m </text:span><text:span text:style-name="T12">Δ</text:span><text:span text:style-name="T6">T</text:span></text:p>
      <text:p text:style-name="P1"/>
      <text:p text:style-name="P8"><text:span text:style-name="T5">Q...Wärme(energie) [J]</text:span></text:p>
      <text:p text:style-name="P8"><text:span text:style-name="T5">c</text:span><text:span text:style-name="T8">p</text:span><text:span text:style-name="T5">...Spezifische Wärme [kJkg</text:span><text:span text:style-name="T14">-1</text:span><text:span text:style-name="T5">K</text:span><text:span text:style-name="T14">-1</text:span><text:span text:style-name="T5">]</text:span></text:p>
      <text:p text:style-name="P8"><text:span text:style-name="T5">m...Masse [kg]</text:span></text:p>
      <text:p text:style-name="P8"><text:span text:style-name="T5">T...Temperatur [K]</text:span></text:p>
      <text:p text:style-name="P1"/>
      <text:p text:style-name="P8"><text:span text:style-name="T5">Die spezifische Wärme ist eine Materialeigenschaft. Sie gibt an, welche Energie (Wärme) notwendig ist, um 1kg dieses Stoffes bei konstantem Druck um 1K zu erwärmen. </text:span></text:p>
      <text:p text:style-name="P8"><text:span text:style-name="T5">Gilt für </text:span><text:span text:style-name="T11">Δ</text:span><text:span text:style-name="T5">T&lt;! Werte für c</text:span><text:span text:style-name="T8">p</text:span><text:span text:style-name="T5"> siehe Kopie!</text:span></text:p>
      <text:p text:style-name="P24"><text:span text:style-name="T5">Rechenbeispiele:</text:span></text:p>
      <text:list xml:id="list1532209848" text:style-name="WWNum7">
        <text:list-item>
          <text:p text:style-name="P33"><text:span text:style-name="T5">Wie viel Energie ist nötig, um 1kg (1l) Wasser um 1K zu erwärmen?</text:span></text:p>
        </text:list-item>
      </text:list>
      <text:p text:style-name="P35"><text:span text:style-name="T11">Δ</text:span><text:span text:style-name="T5">Q = c</text:span><text:span text:style-name="T8">p</text:span><text:span text:style-name="T5">m</text:span><text:span text:style-name="T11">Δ</text:span><text:span text:style-name="T5">T = 4,18.1.1 = 4,2kJ</text:span></text:p>
      <text:p text:style-name="P1"/>
      <text:list xml:id="list234617493753868" text:continue-numbering="true" text:style-name="WWNum7">
        <text:list-item>
          <text:p text:style-name="P33"><text:span text:style-name="T5">Nudeln für Spaghetti: 6l Wasser von 10°c auf 100°C zu erwärmen?</text:span></text:p>
        </text:list-item>
      </text:list>
      <text:p text:style-name="P35"><text:span text:style-name="T11">Δ</text:span><text:span text:style-name="T5">Q = c</text:span><text:span text:style-name="T8">p</text:span><text:span text:style-name="T5">m</text:span><text:span text:style-name="T11">Δ</text:span><text:span text:style-name="T5">T = 4,18.6.90 = 2257kJ = 2,3MJ</text:span></text:p>
      <text:p text:style-name="P1"/>
      <text:list xml:id="list234617986119540" text:continue-numbering="true" text:style-name="WWNum7">
        <text:list-item>
          <text:p text:style-name="P33"><text:span text:style-name="T5">Wie hoch könnte man mit der Energie, mit der man 1Liter Wasser um 1K erwärmt, dieses Wasser hochheben?</text:span></text:p>
        </text:list-item>
      </text:list>
      <text:p text:style-name="P35"><text:span text:style-name="T5">W</text:span><text:span text:style-name="T8">pot</text:span><text:span text:style-name="T5"> = mgh = </text:span><text:span text:style-name="T11">Δ</text:span><text:span text:style-name="T5">Q<text:tab/></text:span><text:span text:style-name="T11">🡺</text:span><text:span text:style-name="T5"><text:tab/>h</text:span><text:span text:style-name="T11"> </text:span><text:span text:style-name="T5">= </text:span><text:span text:style-name="T11">Δ</text:span><text:span text:style-name="T5">Q/mg = 4200/1.9,81 = 427m (!!!)</text:span></text:p>
      <text:p text:style-name="P1"/>
      <text:list xml:id="list234616737354303" text:continue-numbering="true" text:style-name="WWNum7">
        <text:list-item>
          <text:p text:style-name="P33"><text:span text:style-name="T5">Auf welche Geschwindigkeit könnte man damit 1kg Wasser beschleunigen?</text:span></text:p>
        </text:list-item>
      </text:list>
      <text:p text:style-name="P35"><text:span text:style-name="T5">W</text:span><text:span text:style-name="T8">kin</text:span><text:span text:style-name="T5"> = mv</text:span><text:span text:style-name="T14">2</text:span><text:span text:style-name="T5">/2 = </text:span><text:span text:style-name="T11">Δ</text:span><text:span text:style-name="T5">Q<text:tab/></text:span><text:span text:style-name="T11">🡺</text:span><text:span text:style-name="T5"><text:tab/>v= SQRT(2</text:span><text:span text:style-name="T11">Δ</text:span><text:span text:style-name="T5">Q/m) = 91,5m/s = 329 km/h (!!!)</text:span></text:p>
      <text:p text:style-name="P1"/>
      <text:list xml:id="list234615977180509" text:continue-numbering="true" text:style-name="WWNum7">
        <text:list-item>
          <text:p text:style-name="P33"><text:span text:style-name="T5">Nudelwasser:</text:span></text:p>
        </text:list-item>
      </text:list>
      <text:p text:style-name="P35"><text:span text:style-name="T5">v= SQRT(2</text:span><text:span text:style-name="T11">Δ</text:span><text:span text:style-name="T5">Q/m) = 867m/s = 3122 km/h (!!!)</text:span></text:p>
      <text:p text:style-name="P1"/>
      <text:p text:style-name="P8"><text:span text:style-name="T5">Die Energien, um Stoffe zu erwärmen, sind enorm. Diese „inneren Energien“ werden im täglichen Leben gegenüber den „äußeren“ Energien (W</text:span><text:span text:style-name="T8">pot</text:span><text:span text:style-name="T5">, W</text:span><text:span text:style-name="T8">kin</text:span><text:span text:style-name="T5">) oft weit unterschätzt.</text:span></text:p>
      <text:p text:style-name="P1"/>
      <text:p text:style-name="P8"><text:span text:style-name="T5">Zum Erwärmen (Heizung im Haus!) ist sehr viel Energie erforderlich </text:span><text:span text:style-name="T11">🡺</text:span><text:span text:style-name="T5"> ENERGIESPAREN!</text:span></text:p>
      <text:p text:style-name="P1"/>
      <text:p text:style-name="P8"><text:span text:style-name="T5">Auswirkungen und Anwendungen aufgrund der Tatsache, dass Wasser eine sehr hohe spezifische Wärme hat:</text:span></text:p>
      <text:list xml:id="list3811334165" text:style-name="WWNum8">
        <text:list-item>
          <text:p text:style-name="P34"><text:soft-page-break/><text:span text:style-name="T5">Verwendung als Kühlmedium </text:span></text:p>
        </text:list-item>
      </text:list>
      <text:p text:style-name="P35"><text:span text:style-name="T5">(nur manche Gase sind besser; z.B. H</text:span><text:span text:style-name="T8">2</text:span><text:span text:style-name="T5">, aber großes Volumen und brennbar)</text:span></text:p>
      <text:p text:style-name="P1"/>
      <text:list xml:id="list234616646211601" text:continue-numbering="true" text:style-name="WWNum8">
        <text:list-item>
          <text:p text:style-name="P34"><text:span text:style-name="T5">Klimatische Auswirkungen</text:span></text:p>
        </text:list-item>
      </text:list>
      <text:p text:style-name="P35"><text:span text:style-name="T5">(Das Festland hat nur ca. 1/5 der spezifischen Wärme von Wasser, Meere=Temp/Energiespeicher/Wärmepuffer; Golfstrom 100Mio.m</text:span><text:span text:style-name="T14">3</text:span><text:span text:style-name="T5">, 9km/h transportiert enorme Energiemengen; sonst wären England und Skandinavien im Winter vollständig vereist!) </text:span></text:p>
      <text:p text:style-name="P1"/>
      <text:list xml:id="list234617517004860" text:continue-numbering="true" text:style-name="WWNum8">
        <text:list-item>
          <text:p text:style-name="P34"><text:span text:style-name="T5">Eis ist leichter zu erwärmen als Wasser (2x)</text:span></text:p>
        </text:list-item>
      </text:list>
      <text:p text:style-name="P1"/>
      <text:p text:style-name="P1"/>
      <text:p text:style-name="P8"><text:span text:style-name="T5">Weitere Rechenbeispiele:</text:span></text:p>
      <text:list xml:id="list234617956830030" text:continue-list="list234615977180509" text:style-name="WWNum7">
        <text:list-item>
          <text:p text:style-name="P33"><text:span text:style-name="T5">Heißwasserspeicher soll 100Liter Wasser in 3h von 10 auf 60°C erwärmen. Welche Leistung ist dazu notwendig?</text:span></text:p>
        </text:list-item>
      </text:list>
      <text:p text:style-name="P35"><text:span text:style-name="T5">W = </text:span><text:span text:style-name="T11">Δ</text:span><text:span text:style-name="T5">Q = c</text:span><text:span text:style-name="T8">p</text:span><text:span text:style-name="T5">m</text:span><text:span text:style-name="T11">Δ</text:span><text:span text:style-name="T5">T = 4,2.100.50 = 21MJ </text:span><text:span text:style-name="T11">🡺</text:span><text:span text:style-name="T5"> P = W/t = 21.10</text:span><text:span text:style-name="T14">6</text:span><text:span text:style-name="T5">/10800 = 1944W ca. 2kW</text:span></text:p>
      <text:p text:style-name="P1"/>
      <text:list xml:id="list234616000433296" text:continue-numbering="true" text:style-name="WWNum7">
        <text:list-item>
          <text:p text:style-name="P33"><text:span text:style-name="T5">In welcher Zeit erwärmt ein Tauchsieder mit einer Leistung von 500W ein Liter Wasser von 10 auf 100°C?</text:span></text:p>
        </text:list-item>
      </text:list>
      <text:p text:style-name="P8"><text:span text:style-name="T5"><text:tab/></text:span><text:span text:style-name="T11">Δ</text:span><text:span text:style-name="T5">Q = c</text:span><text:span text:style-name="T8">p</text:span><text:span text:style-name="T5">m</text:span><text:span text:style-name="T11">Δ</text:span><text:span text:style-name="T5">T = 4,2.1.90 = 756s = 13 min</text:span></text:p>
      <text:p text:style-name="P1"/>
      <text:p text:style-name="P8"><text:span text:style-name="T11">🡺</text:span><text:span text:style-name="T5"> Keine elektrischen Durchlauferhitzer verwenden, sondern nur mit Gas!</text:span></text:p>
      <text:p text:style-name="P1"/>
      <text:p text:style-name="P11"><text:span text:style-name="T2">6.7. Wärmequellen</text:span></text:p>
      <text:p text:style-name="P1"/>
      <text:p text:style-name="P8"><text:span text:style-name="T5">Wichtigste Wärmequelle ist die Sonne. Permanent trifft ca. 1,34kW pro m</text:span><text:span text:style-name="T14">2</text:span><text:span text:style-name="T5"> auf die äußere Atmosphäre (ca. 1kW am Boden!) </text:span><text:span text:style-name="T11">🡺</text:span><text:span text:style-name="T5"> Solarkonstante. Nahezu alle Energie (speziell Erdöl und Erdgas) kommt letztlich aus Sonnenenergie (Pflanzen, Tiere, Absterben, Sedimentation usw.). Weitere Quellen sind Kernspaltung und Kernfusion.</text:span></text:p>
      <text:p text:style-name="P1"/>
      <text:p text:style-name="P14"><text:span text:style-name="T5">Die bei der vollständigen Verbrennung von 1kg eines Brennstoffes frei werdende Wärmeenergie nennt man Heizwert.</text:span></text:p>
      <text:p text:style-name="P1"/>
      <text:p text:style-name="P1"/>
      <text:p text:style-name="P8"><text:span text:style-name="T5">Die Heizwerte für flüssige und feste Brennstoffe liegen bei ca. 5-50MJ pro kg:</text:span></text:p>
      <text:p text:style-name="P1"/>
      <table:table table:name="Table3" table:style-name="Table3">
        <table:table-column table:style-name="Table3.A"/>
        <table:table-column table:style-name="Table3.B"/>
        <table:table-row table:style-name="Table3.1">
          <table:table-cell table:style-name="Table3.A1" office:value-type="string">
            <text:p text:style-name="P8"><text:span text:style-name="T7">Material</text:span></text:p>
          </table:table-cell>
          <table:table-cell table:style-name="Table3.A1" office:value-type="string">
            <text:p text:style-name="P8"><text:span text:style-name="T7">Heizwert </text:span></text:p>
          </table:table-cell>
        </table:table-row>
        <table:table-row table:style-name="Table3.1">
          <table:table-cell table:style-name="Table3.A1" office:value-type="string">
            <text:p text:style-name="P8"><text:span text:style-name="T5">Holz</text:span></text:p>
          </table:table-cell>
          <table:table-cell table:style-name="Table3.A1" office:value-type="string">
            <text:p text:style-name="P8"><text:span text:style-name="T5">7 MJ/kg</text:span></text:p>
          </table:table-cell>
        </table:table-row>
        <table:table-row table:style-name="Table3.1">
          <table:table-cell table:style-name="Table3.A1" office:value-type="string">
            <text:p text:style-name="P8"><text:span text:style-name="T5">Holzpellets</text:span></text:p>
          </table:table-cell>
          <table:table-cell table:style-name="Table3.A1" office:value-type="string">
            <text:p text:style-name="P8"><text:span text:style-name="T5">18 MJ/kg</text:span></text:p>
          </table:table-cell>
        </table:table-row>
        <table:table-row table:style-name="Table3.1">
          <table:table-cell table:style-name="Table3.A1" office:value-type="string">
            <text:p text:style-name="P8"><text:span text:style-name="T5">Braunkohle</text:span></text:p>
          </table:table-cell>
          <table:table-cell table:style-name="Table3.A1" office:value-type="string">
            <text:p text:style-name="P8"><text:span text:style-name="T5">20 MJ/kg</text:span></text:p>
          </table:table-cell>
        </table:table-row>
        <table:table-row table:style-name="Table3.1">
          <table:table-cell table:style-name="Table3.A1" office:value-type="string">
            <text:p text:style-name="P8"><text:span text:style-name="T5">Steinkohle</text:span></text:p>
          </table:table-cell>
          <table:table-cell table:style-name="Table3.A1" office:value-type="string">
            <text:p text:style-name="P8"><text:span text:style-name="T5">28 MJ/kg</text:span></text:p>
          </table:table-cell>
        </table:table-row>
        <table:table-row table:style-name="Table3.1">
          <table:table-cell table:style-name="Table3.A1" office:value-type="string">
            <text:p text:style-name="P8"><text:span text:style-name="T5">Benzin</text:span></text:p>
          </table:table-cell>
          <table:table-cell table:style-name="Table3.A1" office:value-type="string">
            <text:p text:style-name="P8"><text:span text:style-name="T5">41 MJ/Liter</text:span></text:p>
          </table:table-cell>
        </table:table-row>
        <table:table-row table:style-name="Table3.1">
          <table:table-cell table:style-name="Table3.A1" office:value-type="string">
            <text:p text:style-name="P8"><text:span text:style-name="T5">Diesel</text:span></text:p>
          </table:table-cell>
          <table:table-cell table:style-name="Table3.A1" office:value-type="string">
            <text:p text:style-name="P8"><text:span text:style-name="T5">43 MJ/Liter</text:span></text:p>
          </table:table-cell>
        </table:table-row>
        <table:table-row table:style-name="Table3.1">
          <table:table-cell table:style-name="Table3.A1" office:value-type="string">
            <text:p text:style-name="P8"><text:span text:style-name="T5">Erdgas</text:span></text:p>
          </table:table-cell>
          <table:table-cell table:style-name="Table3.A1" office:value-type="string">
            <text:p text:style-name="P8"><text:span text:style-name="T5">38 MJ/kg</text:span></text:p>
          </table:table-cell>
        </table:table-row>
        <table:table-row table:style-name="Table3.1">
          <table:table-cell table:style-name="Table3.A1" office:value-type="string">
            <text:p text:style-name="P8"><text:span text:style-name="T5">Methan</text:span></text:p>
          </table:table-cell>
          <table:table-cell table:style-name="Table3.A1" office:value-type="string">
            <text:p text:style-name="P8"><text:span text:style-name="T5">50 MJ/kg</text:span></text:p>
          </table:table-cell>
        </table:table-row>
        <table:table-row table:style-name="Table3.1">
          <table:table-cell table:style-name="Table3.A1" office:value-type="string">
            <text:p text:style-name="P8"><text:span text:style-name="T5">Wasserstoff</text:span></text:p>
          </table:table-cell>
          <table:table-cell table:style-name="Table3.A1" office:value-type="string">
            <text:p text:style-name="P8"><text:span text:style-name="T5">120 MJ/kg</text:span></text:p>
          </table:table-cell>
        </table:table-row>
      </table:table>
      <text:p text:style-name="P1"/>
      <text:p text:style-name="P1"/>
      <text:p text:style-name="P8"><text:soft-page-break/><text:span text:style-name="T5">Die Kernspaltung von 1kg Uran liefert aber 100TJ (10</text:span><text:span text:style-name="T14">14</text:span><text:span text:style-name="T5">J)! </text:span><text:span text:style-name="T11">🡺</text:span><text:span text:style-name="T5"> 3 Mio. mal mehr!</text:span></text:p>
      <text:p text:style-name="P1"/>
      <text:p text:style-name="P8"><text:span text:style-name="T5">Kernfusion (Verschmelzung) von 1kg Wasserstoff liefert 1PJ (10</text:span><text:span text:style-name="T14">15</text:span><text:span text:style-name="T5">J)! </text:span><text:span text:style-name="T11">🡺</text:span><text:span text:style-name="T5"> 30 Mio. mal mehr!</text:span></text:p>
      <text:p text:style-name="P1"/>
      <text:p text:style-name="P8"><text:span text:style-name="T5">Aber Problematik der Kernenergie!</text:span></text:p>
      <text:p text:style-name="P1"/>
      <text:p text:style-name="P8"><text:span text:style-name="T5">Beispiele:</text:span></text:p>
      <text:p text:style-name="P1"/>
      <text:list xml:id="list234617505048484" text:continue-numbering="true" text:style-name="WWNum7">
        <text:list-item>
          <text:p text:style-name="P33"><text:span text:style-name="T5">Wie viel Energie liefert die Sonne in einer Sekunde an die Erde?</text:span></text:p>
        </text:list-item>
      </text:list>
      <text:p text:style-name="P35"><text:span text:style-name="T5">Oberfl. einer Kugel O=4</text:span><text:span text:style-name="T11">π</text:span><text:span text:style-name="T5">r</text:span><text:span text:style-name="T14">2</text:span><text:span text:style-name="T5"> (r=6370km) Halbkugel</text:span></text:p>
      <text:p text:style-name="P35"><text:span text:style-name="T5">O=2</text:span><text:span text:style-name="T11">π.</text:span><text:span text:style-name="T5">(6,37.10</text:span><text:span text:style-name="T14">6</text:span><text:span text:style-name="T5">)</text:span><text:span text:style-name="T14">2</text:span><text:span text:style-name="T5">=2,55.10</text:span><text:span text:style-name="T14">14</text:span><text:span text:style-name="T5">m</text:span><text:span text:style-name="T14">2</text:span><text:span text:style-name="T5"> </text:span><text:span text:style-name="T11">🡺</text:span><text:span text:style-name="T5"> 3,44.10</text:span><text:span text:style-name="T14">17</text:span><text:span text:style-name="T5">Ws = 3,44.10</text:span><text:span text:style-name="T14">17</text:span><text:span text:style-name="T5">J</text:span></text:p>
      <text:p text:style-name="P35"><text:span text:style-name="T5">(entspricht ca. 300kg Wasserstoff bei Kernfusion; ges. einige hundert Mio. t pro s!!)</text:span></text:p>
      <text:p text:style-name="P36"/>
      <text:p text:style-name="P36"/>
      <text:p text:style-name="P1"/>
      <text:list xml:id="list234616044938077" text:continue-numbering="true" text:style-name="WWNum7">
        <text:list-item>
          <text:p text:style-name="P33"><text:span text:style-name="T5">Wie viel Benzin braucht man, um ein Auto mit 1000kg von 0 auf 100km/h</text:span></text:p>
        </text:list-item>
      </text:list>
      <text:p text:style-name="P35"><text:span text:style-name="T5">zu beschleunigen? Wirkungsgrad = 25%.</text:span></text:p>
      <text:p text:style-name="P35"><text:span text:style-name="T5">W</text:span><text:span text:style-name="T8">kin</text:span><text:span text:style-name="T5"> = mv</text:span><text:span text:style-name="T14">2</text:span><text:span text:style-name="T5">/2 = 1000 = 385kJ<text:tab/>HW=43MJ/kg </text:span><text:span text:style-name="T11">🡺</text:span><text:span text:style-name="T5"> 0,036kg=36g</text:span></text:p>
      <text:p text:style-name="P36"/>
      <text:p text:style-name="P36"/>
      <text:p text:style-name="P36"/>
      <text:p text:style-name="P1"><text:soft-page-break/></text:p>
      <text:list xml:id="list234617860550196" text:continue-numbering="true" text:style-name="WWNum7">
        <text:list-item>
          <text:p text:style-name="P33"><text:span text:style-name="T5">Wie viel Liter Wasser kann man mit 1m</text:span><text:span text:style-name="T14">3</text:span><text:span text:style-name="T5"> Erdgas von 20 auf 100°C erwärmen?</text:span></text:p>
        </text:list-item>
      </text:list>
      <text:p text:style-name="P8"><text:span text:style-name="T5"><text:tab/>Q = cm</text:span><text:span text:style-name="T11">Δ</text:span><text:span text:style-name="T5">T = 4,2.1.80 = 336kJ pro Liter</text:span></text:p>
      <text:p text:style-name="P8"><text:span text:style-name="T5"><text:tab/>HW = 40MJ/m</text:span><text:span text:style-name="T14">3</text:span><text:span text:style-name="T5"> </text:span><text:span text:style-name="T11">🡺</text:span><text:span text:style-name="T5"> 120 Liter</text:span></text:p>
      <text:p text:style-name="P11"><text:span text:style-name="T2">6.8. Hauptsätze der Wärmelehre</text:span></text:p>
      <text:p text:style-name="P1"/>
      <text:p text:style-name="P1"/>
      <text:list xml:id="list373115194" text:style-name="WWNum9">
        <text:list-item>
          <text:p text:style-name="P37"><text:span text:style-name="T5">HS</text:span></text:p>
        </text:list-item>
      </text:list>
      <text:p text:style-name="P14"><text:span text:style-name="T5">In einem abgeschlossenen System ist die Gesamtenergie konstant.</text:span></text:p>
      <text:p text:style-name="P14"><text:span text:style-name="T12">Δ</text:span><text:span text:style-name="T6">Q=</text:span><text:span text:style-name="T12">Δ</text:span><text:span text:style-name="T6">U+W</text:span></text:p>
      <text:p text:style-name="P8"><text:span text:style-name="T5">Wärme ist eine Energieform (erst seit ca. 1850 bekannt). Energie kann nicht verloren gehen und auch nicht erzeugt werden. Energieformen können nur ineinander umgewandelt werden. (z.B.: „Reibungsverluste“, „Wärmeverluste“ beim Heizen von Gebäuden)</text:span></text:p>
      <text:p text:style-name="P8"><text:span text:style-name="T5">Die innere Energie eines Körpers kann durch Zufuhr von Energie erhöht werden.</text:span></text:p>
      <text:p text:style-name="P8"><text:span text:style-name="T11">Δ</text:span><text:span text:style-name="T5">Q=Wärmemenge (Wärmeenergie, molekulare Bewegungsenergie)</text:span></text:p>
      <text:p text:style-name="P8"><text:span text:style-name="T11">Δ</text:span><text:span text:style-name="T5">U=Innere Energie (gesamte in einem Körper gespeicherte kinetische und potentielle Energie)</text:span></text:p>
      <text:p text:style-name="P8"><text:span text:style-name="T5">W=Abgegebene äußere Arbeit</text:span></text:p>
      <text:p text:style-name="P1"/>
      <text:p text:style-name="P1"/>
      <text:p text:style-name="P1"/>
      <text:list xml:id="list234616684227234" text:continue-numbering="true" text:style-name="WWNum9">
        <text:list-item>
          <text:p text:style-name="P37"><text:span text:style-name="T5">HS</text:span></text:p>
        </text:list-item>
      </text:list>
      <text:p text:style-name="P14"><text:span text:style-name="T5">Wärme fließt von selbst immer nur von einem Körper mit höherer Temperatur zu einem Körper mit niedrigerer Temperatur.</text:span></text:p>
      <text:p text:style-name="P1"/>
      <text:p text:style-name="P8"><text:span text:style-name="T11">🡺</text:span><text:span text:style-name="T5"> kein Perpetuum Mobile möglich!</text:span></text:p>
      <text:p text:style-name="P8"><text:span text:style-name="T5">Die Entropie </text:span><text:span text:style-name="T11">Δ</text:span><text:span text:style-name="T5">S nimmt in einem abgeschlossenem System immer zu (</text:span><text:span text:style-name="T11">Δ</text:span><text:span text:style-name="T5">S&gt;=0).</text:span></text:p>
      <text:p text:style-name="P8"><text:span text:style-name="T5">Die Entropie ist ein Maß für den Grad der Unordnung (Zufälligkeit) eines Systems.</text:span></text:p>
      <text:p text:style-name="P1"/>
      <text:p text:style-name="P39"><text:soft-page-break/><text:span text:style-name="T12">Δ</text:span><text:span text:style-name="T6">S=</text:span><text:span text:style-name="T12">Δ</text:span><text:span text:style-name="T6">Q/T</text:span></text:p>
      <text:p text:style-name="P1"/>
      <text:p text:style-name="P8"><text:span text:style-name="T5">(</text:span><text:span text:style-name="T6">Zeichnung</text:span><text:span text:style-name="T5"> mit Zuständen von 2 Teilchen =&gt; N Teilchen 2</text:span><text:span text:style-name="T14">-N</text:span><text:span text:style-name="T5"> Wahrscheinlichkeit)</text:span></text:p>
      <text:p text:style-name="P8"><text:span text:style-name="T5">Von selbst ablaufende Vorgänge sind irreversible Vorgänge (nicht umkehrbar; Zumindest sehr unwahrscheinlich; Einige Milliarden mal Lebensdauer des Universums reicht nicht aus, damit eintritt; kann aber im nächsten Moment auftreten)</text:span></text:p>
      <text:p text:style-name="P1"/>
      <text:p text:style-name="P1"/>
      <text:p text:style-name="P1"/>
      <text:list xml:id="list234617426533389" text:continue-numbering="true" text:style-name="WWNum9">
        <text:list-item>
          <text:p text:style-name="P37"><text:span text:style-name="T5">HS</text:span></text:p>
        </text:list-item>
      </text:list>
      <text:p text:style-name="P14"><text:span text:style-name="T5">Der absolute Nullpunkt kann nur asymptotisch erreicht werden</text:span></text:p>
      <text:p text:style-name="P1"/>
      <text:p text:style-name="P1"/>
      <text:p text:style-name="P11"><text:span text:style-name="T4">6.9. Wärmetransport</text:span></text:p>
      <text:p text:style-name="P1"/>
      <text:p text:style-name="P8"><text:span text:style-name="T5">Wärme kann von selbst nur von höherer zu tieferer Temperatur fließen. Damit wird aber jeder Temperaturunterschied stets zur Ursache eines Wärmetransportes. Die drei grundlegenden Mechanismen des Wärmetransportes sind Wärmeleitung, Wärmeströmung („Konvektion“) und Wärmestrahlung.</text:span></text:p>
      <text:p text:style-name="P1"/>
      <text:p text:style-name="P1"/>
      <text:p text:style-name="P8"><text:span text:style-name="T3">6.9.1. Wärmeströmung</text:span></text:p>
      <text:p text:style-name="P1"/>
      <text:p text:style-name="P8"><text:span text:style-name="T5">Dabei erfolgt ein Materietransport (geht daher im Vakuum nicht!) in Form einer Strömung, die von selbst (Temp.- oder Dichteunterschied) oder durch Energiezufuhr (zB. Pumpe) erzeugt wird.</text:span></text:p>
      <text:p text:style-name="P1"/>
      <text:p text:style-name="P8"><text:span text:style-name="T5">Die übertragende Wärmemenge ist der Temperaturdifferenz proportional. Eine genaue Beschreibung ist kompliziert.</text:span></text:p>
      <text:p text:style-name="P1"/>
      <text:p text:style-name="P8"><text:span text:style-name="T5">Beispiele: Heizkörper, Luft- und Meeresströmungen (Golfstrom!)</text:span></text:p>
      <text:p text:style-name="P1"/>
      <text:p text:style-name="P1"/>
      <text:p text:style-name="P8"><text:span text:style-name="T3">6.9.2. Wärmestrahlung</text:span></text:p>
      <text:p text:style-name="P1"/>
      <text:p text:style-name="P8"><text:span text:style-name="T5">Hier erfolgt die Energieübertragung durch elektromagnetische Wellen und ist daher nicht an das Vorhandensein eines Mediums gebunden und erfolgt damit im Vakuum am besten (ohne Verluste). Dies kann auch über große Entfernungen (z.B. Erde-Sonne) geschehen.</text:span></text:p>
      <text:p text:style-name="P1"/>
      <text:p text:style-name="P40"><text:span text:style-name="T12">Φ=σε</text:span><text:span text:style-name="T6">AT</text:span><text:span text:style-name="T16">4</text:span><text:span text:style-name="T5"> mit </text:span><text:span text:style-name="T11">σ</text:span><text:span text:style-name="T5">=5,67.10</text:span><text:span text:style-name="T14">-8</text:span><text:span text:style-name="T5"> Wm</text:span><text:span text:style-name="T14">-2</text:span><text:span text:style-name="T5">K</text:span><text:span text:style-name="T14">-4</text:span></text:p>
      <text:p text:style-name="P1"/>
      <text:p text:style-name="P8"><text:span text:style-name="T5">Da die Abstrahlung mit T</text:span><text:span text:style-name="T14">4</text:span><text:span text:style-name="T5"> ansteigt, wird bei hohen Temperaturen wesentlich mehr Energie durch Strahlung als durch die anderen Transportmechanismen abgegeben.</text:span></text:p>
      <text:p text:style-name="P1"><text:soft-page-break/></text:p>
      <text:p text:style-name="P8"><text:span text:style-name="T5">Beispiele:</text:span></text:p>
      <text:p text:style-name="P8"><text:span text:style-name="T5">1. Um wie viel Leistung strahlt ein Heizkörper mit 60°C bzw. 80°C und einer Fläche von 4m</text:span><text:span text:style-name="T14">2</text:span><text:span text:style-name="T5"> mehr ab als ein Mensch (A ca. 2m</text:span><text:span text:style-name="T14">2</text:span><text:span text:style-name="T5">; </text:span><text:span text:style-name="T11">ε</text:span><text:span text:style-name="T5">=1 für beide angenommen)?</text:span></text:p>
      <text:p text:style-name="P41"><text:span text:style-name="T11">Φ</text:span><text:span text:style-name="T8">H</text:span><text:span text:style-name="T5">=5,67.10</text:span><text:span text:style-name="T14">-8</text:span><text:span text:style-name="T5">.4.(273+60)</text:span><text:span text:style-name="T14">4</text:span><text:span text:style-name="T5">=2,8kW</text:span></text:p>
      <text:p text:style-name="P41"><text:span text:style-name="T11">Φ</text:span><text:span text:style-name="T8">H</text:span><text:span text:style-name="T5">=5,67.10</text:span><text:span text:style-name="T14">-8</text:span><text:span text:style-name="T5">.4.(273+80)</text:span><text:span text:style-name="T14">4</text:span><text:span text:style-name="T5">=3,5kW</text:span></text:p>
      <text:p text:style-name="P41"><text:span text:style-name="T11">Φ</text:span><text:span text:style-name="T10">ΜΑ</text:span><text:span text:style-name="T5">=5,67.10</text:span><text:span text:style-name="T14">-8</text:span><text:span text:style-name="T5">.2.(273+34)</text:span><text:span text:style-name="T14">4</text:span><text:span text:style-name="T5">=1007W</text:span></text:p>
      <text:p text:style-name="P41"><text:span text:style-name="T11">Φ</text:span><text:span text:style-name="T10">ΜΕ</text:span><text:span text:style-name="T5">=5,67.10</text:span><text:span text:style-name="T14">-8</text:span><text:span text:style-name="T5">.2.(273+25)</text:span><text:span text:style-name="T14">4</text:span><text:span text:style-name="T5">=894W</text:span></text:p>
      <text:p text:style-name="P41"><text:span text:style-name="T11">ΔΦ</text:span><text:span text:style-name="T10">Μ</text:span><text:span text:style-name="T5">=1007-894=113W</text:span></text:p>
      <text:p text:style-name="P1"/>
      <text:p text:style-name="P8"><text:span text:style-name="T5">2. Ein Quarzstrahler gibt bei 700°C 800W an Strahlungsleistung ab. Wie viel würde er bei 800°C abgeben?</text:span></text:p>
      <text:p text:style-name="P8"><text:span text:style-name="T5"><text:tab/></text:span><text:span text:style-name="T11">Φ</text:span><text:span text:style-name="T5">=800*((800+273)/(700+273))^4=1183W</text:span></text:p>
      <text:p text:style-name="P1"/>
      <text:list xml:id="list2822521769" text:style-name="WWNum5">
        <text:list-item>
          <text:p text:style-name="P21"><text:span text:style-name="T5">Wie viel Leistung strahlt Eis bei 0°C pro m</text:span><text:span text:style-name="T14">2</text:span><text:span text:style-name="T5"> ab (</text:span><text:span text:style-name="T11">ε</text:span><text:span text:style-name="T5">=0,6) ?</text:span></text:p>
        </text:list-item>
      </text:list>
      <text:p text:style-name="P41"><text:span text:style-name="T11">Φ</text:span><text:span text:style-name="T10">0Κ</text:span><text:span text:style-name="T5">=5,67.10</text:span><text:span text:style-name="T14">-8</text:span><text:span text:style-name="T5">.0,6.(273)</text:span><text:span text:style-name="T14">4</text:span><text:span text:style-name="T5">=188W (wenn rundum T=0K!)</text:span></text:p>
      <text:p text:style-name="P8"><text:span text:style-name="T5"><text:tab/></text:span><text:span text:style-name="T11">Φ</text:span><text:span text:style-name="T10">263Κ</text:span><text:span text:style-name="T5">=5,67.10</text:span><text:span text:style-name="T14">-8</text:span><text:span text:style-name="T5">.0,6.((273)</text:span><text:span text:style-name="T14">4 </text:span><text:span text:style-name="T5">- (263)</text:span><text:span text:style-name="T14">4</text:span><text:span text:style-name="T5">)=26W (wenn rundum T=-10°C)</text:span></text:p>
      <text:p text:style-name="P1"/>
      <text:p text:style-name="P2"/>
      <text:p text:style-name="P24"><text:span text:style-name="T3">6.9.3. Wärmeleitung</text:span></text:p>
      <text:p text:style-name="P1"/>
      <text:p text:style-name="P8"><text:span text:style-name="T5">Hier erfolgt die Energieübertragung durch gegenseitige Beeinflussung (durch Stöße) unmittelbar benachbarter Atome/Moleküle. Die Materialabhängigkeit wird durch die Wärmeleitfähigkeit </text:span><text:span text:style-name="T11">λ</text:span><text:span text:style-name="T5"> beschrieben. Je größer der Querschnitt A und die Temperaturdifferenz </text:span><text:span text:style-name="T11">Δ</text:span><text:span text:style-name="T5">T bzw. je kleiner die Distanz d ist:</text:span></text:p>
      <text:p text:style-name="P1"/>
      <text:p text:style-name="P25"><text:span text:style-name="T12">Φ</text:span><text:span text:style-name="T9">L</text:span><text:span text:style-name="T6">=A</text:span><text:span text:style-name="T12">Δ</text:span><text:span text:style-name="T6">T</text:span><text:span text:style-name="T12">λ</text:span><text:span text:style-name="T6">/d</text:span></text:p>
      <text:p text:style-name="P1"/>
      <text:p text:style-name="P1"/>
      <text:p text:style-name="P1"/>
      <table:table table:name="Table4" table:style-name="Table4">
        <table:table-column table:style-name="Table4.A"/>
        <table:table-column table:style-name="Table4.B"/>
        <table:table-row table:style-name="Table4.1">
          <table:table-cell table:style-name="Table4.A1" office:value-type="string">
            <text:p text:style-name="Standard"><text:span text:style-name="T7">Material</text:span></text:p>
          </table:table-cell>
          <table:table-cell table:style-name="Table4.B1" office:value-type="string">
            <text:p text:style-name="Standard"><text:span text:style-name="T13">λ</text:span><text:span text:style-name="T7"> [Wm</text:span><text:span text:style-name="T15">-1</text:span><text:span text:style-name="T7">K</text:span><text:span text:style-name="T15">-1</text:span><text:span text:style-name="T7">]</text:span></text:p>
          </table:table-cell>
        </table:table-row>
        <table:table-row table:style-name="Table4.1">
          <table:table-cell table:style-name="Table4.A2" office:value-type="string">
            <text:p text:style-name="Standard"><text:span text:style-name="T5">Zink</text:span></text:p>
          </table:table-cell>
          <table:table-cell table:style-name="Table4.B2" office:value-type="string">
            <text:p text:style-name="Standard"><text:span text:style-name="T5">110</text:span></text:p>
          </table:table-cell>
        </table:table-row>
        <table:table-row table:style-name="Table4.1">
          <table:table-cell table:style-name="Table4.A2" office:value-type="string">
            <text:p text:style-name="Standard"><text:span text:style-name="T5">Aluminum</text:span></text:p>
          </table:table-cell>
          <table:table-cell table:style-name="Table4.B2" office:value-type="string">
            <text:p text:style-name="Standard"><text:span text:style-name="T5">209</text:span></text:p>
          </table:table-cell>
        </table:table-row>
        <table:table-row table:style-name="Table4.1">
          <table:table-cell table:style-name="Table4.A2" office:value-type="string">
            <text:p text:style-name="Standard"><text:span text:style-name="T5">Eisen, Stahl</text:span></text:p>
          </table:table-cell>
          <table:table-cell table:style-name="Table4.B2" office:value-type="string">
            <text:p text:style-name="Standard"><text:span text:style-name="T5">74</text:span></text:p>
          </table:table-cell>
        </table:table-row>
        <table:table-row table:style-name="Table4.1">
          <table:table-cell table:style-name="Table4.A2" office:value-type="string">
            <text:p text:style-name="Standard"><text:span text:style-name="T5">Platin</text:span></text:p>
          </table:table-cell>
          <table:table-cell table:style-name="Table4.B2" office:value-type="string">
            <text:p text:style-name="Standard"><text:span text:style-name="T5">70</text:span></text:p>
          </table:table-cell>
        </table:table-row>
        <table:table-row table:style-name="Table4.1">
          <table:table-cell table:style-name="Table4.A2" office:value-type="string">
            <text:p text:style-name="Standard"><text:span text:style-name="T5">Quarz-Glas</text:span></text:p>
          </table:table-cell>
          <table:table-cell table:style-name="Table4.B2" office:value-type="string">
            <text:p text:style-name="Standard"><text:span text:style-name="T5">1,4</text:span></text:p>
          </table:table-cell>
        </table:table-row>
        <table:table-row table:style-name="Table4.1">
          <table:table-cell table:style-name="Table4.A2" office:value-type="string">
            <text:p text:style-name="Standard"><text:span text:style-name="T5">Invar (Ni-Stahl)</text:span></text:p>
          </table:table-cell>
          <table:table-cell table:style-name="Table4.B2" office:value-type="string">
            <text:p text:style-name="Standard"><text:span text:style-name="T5">11</text:span></text:p>
          </table:table-cell>
        </table:table-row>
        <table:table-row table:style-name="Table4.1">
          <table:table-cell table:style-name="Table4.A2" office:value-type="string">
            <text:p text:style-name="Standard"><text:span text:style-name="T5">Holz</text:span></text:p>
          </table:table-cell>
          <table:table-cell table:style-name="Table4.B2" office:value-type="string">
            <text:p text:style-name="Standard"><text:span text:style-name="T5">0,17</text:span></text:p>
          </table:table-cell>
        </table:table-row>
        <table:table-row table:style-name="Table4.1">
          <table:table-cell table:style-name="Table4.A9" office:value-type="string">
            <text:p text:style-name="Standard"><text:span text:style-name="T5">Glaswolle u.ä. </text:span></text:p>
          </table:table-cell>
          <table:table-cell table:style-name="Table4.B9" office:value-type="string">
            <text:p text:style-name="Standard"><text:span text:style-name="T5">&lt;0,04</text:span></text:p>
          </table:table-cell>
        </table:table-row>
      </table:table>
      <text:p text:style-name="P1"/>
      <text:p text:style-name="P1"/>
      <text:p text:style-name="P1"/>
      <text:p text:style-name="P8"><text:span text:style-name="T3">6.9.4. Wärmeübergang</text:span></text:p>
      <text:p text:style-name="P1"><text:soft-page-break/></text:p>
      <text:p text:style-name="P8"><text:span text:style-name="T5">Ein Spezialfall der Wärmeleitung ist der Wärmeübergang von einer festen Oberfläche auf einen angrenzenden flüssigen oder gasförmigen Stoff. Kleinräumige Strömungen (ca. 1mm) sorgen für einen Temperaturausgleich, wobei aber immer ein Temperatursprung bleibt (</text:span><text:span text:style-name="T6">Zeichnung). </text:span><text:span text:style-name="T5">Beschreibung durch erfolgt durch die Wärmeübergangszahl </text:span><text:span text:style-name="T11">α</text:span><text:span text:style-name="T5">.</text:span></text:p>
      <text:p text:style-name="P1"/>
      <text:p text:style-name="P42"><text:span text:style-name="T5"><text:tab/><text:tab/></text:span><text:span text:style-name="T12">Φ</text:span><text:span text:style-name="T6">=</text:span><text:span text:style-name="T12">α</text:span><text:span text:style-name="T6">A</text:span><text:span text:style-name="T12">Δ</text:span><text:span text:style-name="T6">T</text:span></text:p>
      <text:p text:style-name="P1"/>
      <text:p text:style-name="P8"><text:span text:style-name="T5">Beispiel: Wieviel Leistung geht durch eine Glasscheibe mit A=0,8m</text:span><text:span text:style-name="T14">2</text:span><text:span text:style-name="T5"> bei einem Temperatursprung von 16K und </text:span><text:span text:style-name="T11">α</text:span><text:span text:style-name="T5">=8Wm</text:span><text:span text:style-name="T14">-2</text:span><text:span text:style-name="T5">K</text:span><text:span text:style-name="T14">-1</text:span><text:span text:style-name="T5">? (keine Strahlung berücksichtigt!)</text:span></text:p>
      <text:p text:style-name="P1"/>
      <text:p text:style-name="P8"><text:span text:style-name="T5"><text:tab/></text:span><text:span text:style-name="T11">Φ</text:span><text:span text:style-name="T5">=8.0,8.16=102,4W</text:span></text:p>
      <text:p text:style-name="P1"/>
      <text:p text:style-name="P8"><text:span text:style-name="T11">α</text:span><text:span text:style-name="T5"> liegt zwischen wenigen Wm</text:span><text:span text:style-name="T14">-2</text:span><text:span text:style-name="T5">K</text:span><text:span text:style-name="T14">-1</text:span><text:span text:style-name="T5"> für ruhende Gase bis zu etlichen tausend Wm</text:span><text:span text:style-name="T14">-2</text:span><text:span text:style-name="T5">K</text:span><text:span text:style-name="T14">-1</text:span><text:span text:style-name="T5"> für strömende Flüssigkeiten.</text:span></text:p>
      <text:p text:style-name="P1"/>
      <text:p text:style-name="P24"><text:span text:style-name="T3">6.9.5. Wärmedurchgang</text:span></text:p>
      <text:p text:style-name="P1"/>
      <text:p text:style-name="P8"><text:span text:style-name="T5">Als Wärmedurchgang bezeichnet man den Wärmetransport durch eine feste Wand. Dabei spielen zweimal ein Wärmeübergang und die Wärmeleitung eine Rolle. Beschreibung erfolgt durch die Wärmedurchgangszahl k.</text:span></text:p>
      <text:p text:style-name="P1"/>
      <text:p text:style-name="P42"><text:span text:style-name="T5"><text:tab/><text:tab/></text:span><text:span text:style-name="T12">Φ</text:span><text:span text:style-name="T6">=kA</text:span><text:span text:style-name="T12">Δ</text:span><text:span text:style-name="T6">T</text:span></text:p>
      <text:p text:style-name="P1"/>
      <text:p text:style-name="P8"><text:span text:style-name="T6">(Zeichnung, Analogie zur Serienschaltung von Widerständen und Leitwerten)</text:span></text:p>
      <text:p text:style-name="P1"/>
      <text:p text:style-name="P43"><text:span text:style-name="T6">1/k = 1/</text:span><text:span text:style-name="T12">α</text:span><text:span text:style-name="T9">i</text:span><text:span text:style-name="T6"> + d/</text:span><text:span text:style-name="T12">λ</text:span><text:span text:style-name="T6"> + 1/</text:span><text:span text:style-name="T12">α</text:span><text:span text:style-name="T9">a</text:span></text:p>
      <text:p text:style-name="P1"/>
      <text:p text:style-name="P1"/>
      <text:p text:style-name="P8"><text:span text:style-name="T5">Beispiel:</text:span></text:p>
      <text:p text:style-name="P8"><text:span text:style-name="T5">1. Wie viel Energie geht pro Tag durch die Wände (A=250m</text:span><text:span text:style-name="T14">2</text:span><text:span text:style-name="T5">) eines Hauses bei T</text:span><text:span text:style-name="T8">i</text:span><text:span text:style-name="T5">=20°C und T</text:span><text:span text:style-name="T8">a</text:span><text:span text:style-name="T5">=-10°C (Ziegelmauer k=1,5Wm</text:span><text:span text:style-name="T14">-2</text:span><text:span text:style-name="T5">K</text:span><text:span text:style-name="T14">-1</text:span><text:span text:style-name="T5">)</text:span></text:p>
      <text:p text:style-name="P1"/>
      <text:p text:style-name="P8"><text:span text:style-name="T5"><text:tab/></text:span><text:span text:style-name="T11">Φ</text:span><text:span text:style-name="T5"> = k.A.</text:span><text:span text:style-name="T11">Δ</text:span><text:span text:style-name="T5">T = 1,5.250.(20-(-10)) = 11,25kW</text:span></text:p>
      <text:p text:style-name="P8"><text:span text:style-name="T5"><text:tab/>W = F.</text:span><text:span text:style-name="T11">Δ</text:span><text:span text:style-name="T5">t = 11,25.3600.24 = 972MJ</text:span></text:p>
      <text:p text:style-name="P1"/>
      <text:p text:style-name="P8"><text:span text:style-name="T5">2. Wie hoch könnte man das gesamte Haus damit heben?</text:span></text:p>
      <text:p text:style-name="P1"/>
      <text:p text:style-name="P8"><text:span text:style-name="T5"><text:tab/>V = A.d = 250.0,4 = 100m</text:span><text:span text:style-name="T14">3 </text:span><text:span text:style-name="T5"><text:s/>m =V.</text:span><text:span text:style-name="T11">ρ</text:span><text:span text:style-name="T5"> = 100.2000 = 2.10</text:span><text:span text:style-name="T14">5</text:span><text:span text:style-name="T5"> kg</text:span></text:p>
      <text:p text:style-name="P8"><text:span text:style-name="T5"><text:tab/>W = m.g.h </text:span><text:span text:style-name="T11">🡺</text:span><text:span text:style-name="T5"> h = W/m.g = 495m</text:span></text:p>
      <text:p text:style-name="P1"><text:soft-page-break/></text:p>
      <text:p text:style-name="P1"/>
      <text:p text:style-name="P8"><text:span text:style-name="T3">6.9.6. Wärmedämmung</text:span></text:p>
      <text:p text:style-name="P1"/>
      <text:p text:style-name="P8"><text:span text:style-name="T5">Sehr wichtig speziell im persönlichen Bereich hinsichtlich Energiesparen, Umweltverschmutzung und Treibhauseffekt. Der „Energieverlust“ also das nutzlose Abfließen von Energie aus einem Gebäude ins Freie sollte durch entsprechende wärmedämmende Maßnahmen möglichst gering gehalten werden. Damit können Heizkosten gesenkt werden und alle damit verbundenen schädlichen Auswirkungen auf die Umwelt vermieden werden.</text:span></text:p>
      <text:p text:style-name="P1"/>
      <text:p text:style-name="P44"><text:span text:style-name="T6">1/k = 1/</text:span><text:span text:style-name="T12">α</text:span><text:span text:style-name="T9">i</text:span><text:span text:style-name="T6"> + d/</text:span><text:span text:style-name="T12">λ</text:span><text:span text:style-name="T6"> + 1/</text:span><text:span text:style-name="T12">α</text:span><text:span text:style-name="T9">a</text:span></text:p>
      <text:p text:style-name="P1"/>
      <text:p text:style-name="P8"><text:span text:style-name="T5">d.h. k sollte möglichst klein sein: </text:span><text:span text:style-name="T11">α, λ</text:span><text:span text:style-name="T5"> ebenfalls klein und d groß!!</text:span></text:p>
      <text:p text:style-name="P1"/>
      <text:p text:style-name="P8"><text:span text:style-name="T7">Maßnahmen</text:span></text:p>
      <text:list xml:id="list1804678785" text:style-name="WWNum2">
        <text:list-item>
          <text:p text:style-name="P38"><text:span text:style-name="T5">Dicke Wände d&gt;&gt;</text:span></text:p>
        </text:list-item>
        <text:list-item>
          <text:p text:style-name="P38"><text:span text:style-name="T5">Geringe Wärmeleitfähigkeit </text:span><text:span text:style-name="T11">λ</text:span><text:span text:style-name="T5"> &lt;&lt; (Holz, Ziegel aber nicht Metalle, Beton)</text:span></text:p>
        </text:list-item>
        <text:list-item>
          <text:p text:style-name="P38"><text:span text:style-name="T5">Gase isolieren gut </text:span><text:span text:style-name="T11">🡺</text:span><text:span text:style-name="T5"> Hohlwände, Hohlziegel, Doppel- &amp; Mehrfachscheiben, Geschäumte Stoffe, Glaswolle (Zwischenräumen dürfen aber weder zu klein, weil sonst Wärmeleitung auftritt, oder zu groß sein, weil sonst Konvektionsströmungen auftreten)</text:span></text:p>
        </text:list-item>
        <text:list-item>
          <text:p text:style-name="P38"><text:span text:style-name="T5">Mittlerer Raumtemperatur senken (Nachtabsenkung!). Pro °C ca. 5-10% Ersparnis!!</text:span></text:p>
        </text:list-item>
        <text:list-item>
          <text:p text:style-name="P38"><text:span text:style-name="T5">Strahlungsheizung (Subjektives Wärmeempfinden: T</text:span><text:span text:style-name="T14">4</text:span><text:span text:style-name="T5"> Strahlungsaustausch!)</text:span></text:p>
        </text:list-item>
      </text:list>
      <text:p text:style-name="P11"><text:span text:style-name="T2">6.10. Kinetische Gastheorie</text:span></text:p>
      <text:p text:style-name="P45"/>
      <text:p text:style-name="P8"><text:span text:style-name="T5">Die kinetische Gastheorie erklärt das Verhalten der Gase durch die Bewegung der Atome und Moleküle, aus denen ein Gas besteht. Sie bietet die Erklärung für die Gasgesetze und ein mikroskopisches Modell für die Begriffe „Wärme“ und „Temperatur“.</text:span></text:p>
      <text:p text:style-name="P1"/>
      <text:p text:style-name="P8"/>
      <text:p text:style-name="P8"><text:span text:style-name="T3">6.10.1. Das ideale Gas</text:span></text:p>
      <text:p text:style-name="P8"/>
      <text:p text:style-name="P8"><text:span text:style-name="T5">Das „ideale Gas“ ist ein stark vereinfachtes Modell des realen Gases. Dennoch lässt sich sehr gut damit arbeiten.</text:span></text:p>
      <text:p text:style-name="P1"/>
      <text:p text:style-name="P8"><text:span text:style-name="T5">Folgende Annahmen kennzeichnen ein „ideales Gas“:</text:span></text:p>
      <text:p text:style-name="P1"/>
      <text:p text:style-name="P8"><text:span text:style-name="T5">Die Teilchen sind klein im Vergleich zu ihrem mittleren Abstand.</text:span></text:p>
      <text:p text:style-name="P1"/>
      <text:p text:style-name="P8"><text:span text:style-name="T5">Die Wechselwirkung zwischen den Teilchen erfolgt nur durch elastische Stöße.</text:span></text:p>
      <text:p text:style-name="P1"/>
      <text:p text:style-name="P8"><text:span text:style-name="T5">Die Wechselwirkung zwischen den Teilchen und den Gefäßwänden erfolgt nur durch elastische Stöße.</text:span></text:p>
      <text:p text:style-name="P1"/>
      <text:p text:style-name="P1"/>
      <text:p text:style-name="P8"><text:span text:style-name="T5">Der Druck eines idealen Gases beträgt:</text:span></text:p>
      <text:p text:style-name="P1"/>
      <text:p text:style-name="P8"/>
      <text:p text:style-name="P9"><text:soft-page-break/><draw:frame draw:style-name="fr1" text:anchor-type="as-char" svg:width="0.9543in" svg:height="0.3929in" draw:z-index="0"><draw:object xlink:href="./Object 2" xlink:type="simple" xlink:show="embed" xlink:actuate="onLoad"/><draw:image xlink:href="./ObjectReplacements/Object 2" xlink:type="simple" xlink:show="embed" xlink:actuate="onLoad"/></draw:frame></text:p>
      <text:p text:style-name="P8"/>
      <text:p text:style-name="P7"/>
      <text:p text:style-name="P8"><text:span text:style-name="T6">N</text:span><text:span text:style-name="T5">…Anzahl der Teilchen</text:span></text:p>
      <text:p text:style-name="P8"><text:span text:style-name="T6">V</text:span><text:span text:style-name="T5">…Volumen</text:span></text:p>
      <text:p text:style-name="P8"><draw:frame draw:style-name="fr1" text:anchor-type="as-char" svg:width="0.2689in" svg:height="0.2098in" draw:z-index="0"><draw:object xlink:href="./Object 4" xlink:type="simple" xlink:show="embed" xlink:actuate="onLoad"/><draw:image xlink:href="./ObjectReplacements/Object 4" xlink:type="simple" xlink:show="embed" xlink:actuate="onLoad"/></draw:frame><text:span text:style-name="T5">…Mittlere kinetische Energie der Teilchen</text:span></text:p>
      <text:p text:style-name="P1"/>
      <text:p text:style-name="P1"/>
      <text:p text:style-name="P8"><text:span text:style-name="T5">Die </text:span><text:span text:style-name="T7">Zustandsgleichung </text:span><text:span text:style-name="T5">des idealen Gases lautet:</text:span></text:p>
      <text:p text:style-name="P1"/>
      <text:p text:style-name="P9"><draw:frame draw:style-name="fr1" text:anchor-type="as-char" svg:width="0.9346in" svg:height="0.1839in" draw:z-index="0"><draw:object xlink:href="./Object 6" xlink:type="simple" xlink:show="embed" xlink:actuate="onLoad"/><draw:image xlink:href="./ObjectReplacements/Object 6" xlink:type="simple" xlink:show="embed" xlink:actuate="onLoad"/></draw:frame></text:p>
      <text:p text:style-name="P1"/>
      <text:p text:style-name="P8"><text:span text:style-name="T5">Mit der sog. Boltzmann-Konstante k=1,38.10</text:span><text:span text:style-name="T14">-23</text:span><text:span text:style-name="T5"> J/K</text:span></text:p>
      <text:p text:style-name="P1"/>
      <text:p text:style-name="P8"><text:span text:style-name="T5">Daraus folgt das Gesetz von Avogadro:</text:span></text:p>
      <text:p text:style-name="P1"/>
      <text:p text:style-name="P8"><text:span text:style-name="T5">„Ein Mol (=6,022.1023 Teilchen) eines idealen Gases nimmt bei Normaldruck p=1013hPa und T=0°C ein Volumen von 22,4dm</text:span><text:span text:style-name="T14">3</text:span><text:span text:style-name="T5"> ein!“</text:span></text:p>
      <text:p text:style-name="P8"/>
      <text:p text:style-name="P8"/>
      <text:p text:style-name="P4"/>
      <text:p text:style-name="P24"><text:span text:style-name="T3">6.10.2. Gasgesetze</text:span></text:p>
      <text:p text:style-name="P3"/>
      <text:p text:style-name="P8"><text:span text:style-name="T5">Der Zustand eines idealen Gases ist bei fest vorgegebener Stoffmenge von Druck, Volumen und Temperatur bestimmt. Daher bezeichnet man diese Größen als Zustandsgrößen.</text:span></text:p>
      <text:p text:style-name="P1"/>
      <text:p text:style-name="P8"><text:span text:style-name="T5">Beim Gesetz von </text:span><text:span text:style-name="T7">Boyle-Mariotte</text:span><text:span text:style-name="T5"> gilt: T=konstant &amp; N=konstant! </text:span></text:p>
      <text:p text:style-name="P1"/>
      <text:p text:style-name="P8"><text:span text:style-name="T5">🡺 p und V sind zueinander indirekt proportional bzw. p.V=konst.</text:span></text:p>
      <text:p text:style-name="P1"/>
      <text:p text:style-name="P1"/>
      <text:p text:style-name="P8"><text:span text:style-name="T5">Beim Gesetz von </text:span><text:span text:style-name="T7">Gay-Lussac</text:span><text:span text:style-name="T5"> gilt: p=konstant &amp; N=konstant! </text:span></text:p>
      <text:p text:style-name="P1"/>
      <text:p text:style-name="P8"><text:span text:style-name="T5">🡺 T und V sind zueinander direkt proportional bzw. V/T=konst.</text:span></text:p>
      <text:p text:style-name="P1"/>
      <text:p text:style-name="P1"/>
      <text:p text:style-name="P8"><text:span text:style-name="T5">Beim Gesetz von </text:span><text:span text:style-name="T7">Amontons</text:span><text:span text:style-name="T5"> gilt: V=konstant &amp; N=konstant! </text:span></text:p>
      <text:p text:style-name="P1"/>
      <text:p text:style-name="P8"><text:span text:style-name="T5">🡺 T und p sind zueinander direkt proportional bzw. p/T=konst.</text:span></text:p>
      <text:p text:style-name="P1"/>
      <text:p text:style-name="P1"/>
      <text:p text:style-name="P1"/>
      <text:p text:style-name="P1"/>
      <text:p text:style-name="P1"><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1" svg:font-family="'Noto Sans Symbol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2"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de" fo:country="AT"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de" fo:country="AT"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text-align="start" style:justify-single-word="false" fo:orphans="2" fo:widows="2" style:writing-mode="lr-tb"/>
      <style:text-properties style:font-name="Arial" fo:font-family="Arial" style:font-family-generic="roman" style:font-pitch="variable" fo:font-size="12pt" fo:language="de" fo:country="DE" style:font-size-asian="12pt"/>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orphans="2" fo:widows="2" style:writing-mode="lr-tb"/>
      <style:text-properties style:font-name="Arial" fo:font-family="Arial" style:font-family-generic="roman" style:font-pitch="variable" fo:font-size="12pt" fo:language="de" fo:country="DE" style:font-size-asian="12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2pt"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 style:display-name="ListLabel 2" style:family="text">
      <style:text-properties fo:font-size="12pt"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3" style:display-name="ListLabel 3" style:family="text">
      <style:text-properties fo:font-size="12pt"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4" style:display-name="ListLabel 4" style:family="text">
      <style:text-properties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fo:font-size="12pt"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8" style:display-name="ListLabel 8"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1" style:display-name="ListLabel 1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4" style:display-name="ListLabel 14" style:family="text">
      <style:text-properties fo:font-size="12pt"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7" style:display-name="ListLabel 1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0" style:display-name="ListLabel 20"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Noto Sans Symbols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44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492in" fo:margin-left="0.946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6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style:list-level-properties>
        <style:text-properties style:font-name="Noto Sans Symbols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style:list-level-properties>
        <style:text-properties style:font-name="Noto Sans Symbols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Noto Sans Symbols1"/>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1.5in"/>
        </style:list-level-properties>
        <style:text-properties style:font-name="Noto Sans Symbols1"/>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in"/>
        </style:list-level-properties>
        <style:text-properties style:font-name="Noto Sans Symbols1"/>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9" style:num-suffix="▪" text:bullet-char="▪">
        <style:list-level-properties text:list-level-position-and-space-mode="label-alignment">
          <style:list-level-label-alignment text:label-followed-by="listtab" fo:text-indent="-0.25in" fo:margin-left="3in"/>
        </style:list-level-properties>
        <style:text-properties style:font-name="Noto Sans Symbols1"/>
      </text:list-level-style-bullet>
      <text:list-level-style-bullet text:level="7" text:style-name="ListLabel_20_20" style:num-suffix="●" text:bullet-char="●">
        <style:list-level-properties text:list-level-position-and-space-mode="label-alignment">
          <style:list-level-label-alignment text:label-followed-by="listtab" fo:text-indent="-0.25in" fo:margin-left="3.5in"/>
        </style:list-level-properties>
        <style:text-properties style:font-name="Noto Sans Symbols1"/>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25in" fo:margin-left="4.5in"/>
        </style:list-level-properties>
        <style:text-properties style:font-name="Noto Sans Symbol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492in" fo:margin-left="0.946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6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6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15in" style:type="center"/>
          <style:tab-stop style:position="6.3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15in" style:type="center"/>
          <style:tab-stop style:position="6.3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T2"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249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3661in" fo:margin-left="0in" fo:margin-right="0in" fo:margin-top="0.3272in" style:dynamic-spacing="true"/>
      </style:footer-style>
    </style:page-layout>
  </office:automatic-styles>
  <office:master-styles>
    <style:master-page style:name="Standard" style:page-layout-name="Mpm1">
      <style:header>
        <text:p text:style-name="MP1"><text:span text:style-name="MT1"><text:tab/></text:span><text:span text:style-name="MT2">NW (Physik 1.Jg)<text:tab/>Kap. 6</text:span></text:p>
        <text:p text:style-name="MP2"/>
      </style:header>
      <style:footer>
        <text:p text:style-name="MP3"><text:span text:style-name="MT2">HTL-Hollabrunn<text:tab/>Dr. Anton Bergauer<text:tab/>Seite </text:span><text:page-number text:select-page="current">70</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01:27:00</meta:creation-date>
    <meta:initial-creator>Anton Bergauer</meta:initial-creator>
    <meta:document-statistic meta:table-count="4" meta:image-count="0" meta:object-count="3" meta:page-count="28" meta:paragraph-count="316" meta:word-count="2546" meta:character-count="18343" meta:non-whitespace-character-count="16088"/>
    <meta:generator>LibreOfficeDev/6.0.5.2$Linux_X86_64 LibreOffice_project/</meta:generator>
    <meta:user-defined meta:name="ContentTypeId">0x010100D04CF8BCAC9E714295F387EE61761785</meta:user-defined>
  </office:meta>
</office:document-meta>
</file>

<file path=Object 2/content.xml><?xml version="1.0" encoding="utf-8"?>
<math xmlns="http://www.w3.org/1998/Math/MathML" display="block">
  <semantics>
    <mrow>
      <mrow>
        <mi>p</mi>
        <mo stretchy="false">=</mo>
        <mfrac>
          <mn>2</mn>
          <mn>3</mn>
        </mfrac>
      </mrow>
      <mi>.</mi>
      <mfrac>
        <mi>N</mi>
        <mi>V</mi>
      </mfrac>
      <mi>.</mi>
      <munder accentunder="true">
        <msub>
          <mi>E</mi>
          <mi mathvariant="italic">Kin</mi>
        </msub>
        <mo>̲</mo>
      </munder>
    </mrow>
    <annotation encoding="StarMath 5.0">p= {2} over {3} . {N} over {V} . underline {{E} rsub {Kin}}</annotation>
  </semantics>
</math>
</file>

<file path=Object 4/content.xml><?xml version="1.0" encoding="utf-8"?>
<math xmlns="http://www.w3.org/1998/Math/MathML" display="block">
  <semantics>
    <munder accentunder="true">
      <msub>
        <mi>E</mi>
        <mi mathvariant="italic">Kin</mi>
      </msub>
      <mo>̲</mo>
    </munder>
    <annotation encoding="StarMath 5.0">underline {{E} rsub {Kin}}</annotation>
  </semantics>
</math>
</file>

<file path=Object 6/content.xml><?xml version="1.0" encoding="utf-8"?>
<math xmlns="http://www.w3.org/1998/Math/MathML" display="block">
  <semantics>
    <mrow>
      <mi>p</mi>
      <mi>.</mi>
      <mrow>
        <mi>V</mi>
        <mo stretchy="false">=</mo>
        <mi>N</mi>
      </mrow>
      <mi>.</mi>
      <mi>k</mi>
      <mi>.</mi>
      <mi>T</mi>
    </mrow>
    <annotation encoding="StarMath 5.0">p.V=N.k.T</annotation>
  </semantics>
</math>
</file>